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automatic-styles>
    <style:style style:name="Tabla1" style:family="table">
      <style:table-properties style:width="6.207cm" fo:margin-top="0.101cm" fo:margin-bottom="0.101cm" table:align="center" style:writing-mode="lr-tb"/>
    </style:style>
    <style:style style:name="Tabla1.A" style:family="table-column">
      <style:table-column-properties style:column-width="3.888cm"/>
    </style:style>
    <style:style style:name="Tabla1.B" style:family="table-column">
      <style:table-column-properties style:column-width="2.32cm"/>
    </style:style>
    <style:style style:name="Tabla1.A1" style:family="table-cell">
      <style:table-cell-properties style:vertical-align="top" fo:padding-left="0.123cm" fo:padding-right="0.123cm" fo:padding-top="0cm" fo:padding-bottom="0cm" fo:border-left="0.05pt solid #000000" fo:border-right="none" fo:border-top="0.05pt solid #000000" fo:border-bottom="0.05pt solid #000000"/>
    </style:style>
    <style:style style:name="Tabla1.B1" style:family="table-cell">
      <style:table-cell-properties style:vertical-align="top" fo:padding-left="0.123cm" fo:padding-right="0.123cm" fo:padding-top="0cm" fo:padding-bottom="0cm" fo:border="0.05pt solid #000000"/>
    </style:style>
    <style:style style:name="Tabla1.A2" style:family="table-cell">
      <style:table-cell-properties style:vertical-align="top" fo:padding-left="0.123cm" fo:padding-right="0.123cm" fo:padding-top="0cm" fo:padding-bottom="0cm" fo:border-left="0.05pt solid #000000" fo:border-right="none" fo:border-top="none" fo:border-bottom="0.05pt solid #000000"/>
    </style:style>
    <style:style style:name="Tabla1.B2" style:family="table-cell">
      <style:table-cell-properties style:vertical-align="top" fo:padding-left="0.123cm" fo:padding-right="0.123cm" fo:padding-top="0cm" fo:padding-bottom="0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7" style:family="paragraph" style:parent-style-name="Standard">
      <style:paragraph-properties fo:text-align="start" style:justify-single-word="false">
        <style:tab-stops>
          <style:tab-stop style:position="0.445cm"/>
        </style:tab-stops>
      </style:paragraph-properties>
    </style:style>
    <style:style style:name="P8" style:family="paragraph" style:parent-style-name="Standard">
      <style:paragraph-properties>
        <style:tab-stops>
          <style:tab-stop style:position="2.12cm"/>
          <style:tab-stop style:position="4.032cm"/>
        </style:tab-stops>
      </style:paragraph-properties>
    </style:style>
    <style:style style:name="P9" style:family="paragraph" style:parent-style-name="Heading_20_2">
      <style:paragraph-properties fo:break-before="page"/>
    </style:style>
    <style:style style:name="P10" style:family="paragraph" style:parent-style-name="Footnote">
      <style:text-properties style:font-name="Bitstream Vera Sans" fo:font-size="8pt" style:font-size-asian="8pt" style:font-size-complex="8pt"/>
    </style:style>
    <style:style style:name="P11" style:family="paragraph" style:parent-style-name="Heading_20_2">
      <style:text-properties style:font-name="Liberation Sans1"/>
    </style:style>
    <style:style style:name="P12" style:family="paragraph" style:parent-style-name="Standard">
      <style:paragraph-properties fo:margin-top="0cm" fo:margin-bottom="0.051cm" loext:contextual-spacing="false"/>
    </style:style>
    <style:style style:name="P13" style:family="paragraph" style:parent-style-name="Standard">
      <style:paragraph-properties fo:margin-top="0cm" fo:margin-bottom="0.051cm" loext:contextual-spacing="false" fo:text-align="justify" style:justify-single-word="false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 style:list-style-name="WW8Num13">
      <style:paragraph-properties fo:margin-top="0cm" fo:margin-bottom="0cm" loext:contextual-spacing="false"/>
    </style:style>
    <style:style style:name="P16" style:family="paragraph" style:parent-style-name="Heading_20_1" style:master-page-name="Standard">
      <style:paragraph-properties style:page-number="auto"/>
    </style:style>
    <style:style style:name="T1" style:family="text">
      <style:text-properties style:font-name="Liberation Sans1" fo:font-size="9pt" style:font-size-asian="9pt" style:font-name-complex="Arial1" style:font-size-complex="9pt"/>
    </style:style>
    <style:style style:name="T2" style:family="text">
      <style:text-properties style:font-name="Liberation Sans1" fo:font-size="9pt" style:font-size-asian="9pt" style:font-size-complex="9pt"/>
    </style:style>
    <style:style style:name="T3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T4" style:family="text">
      <style:text-properties fo:color="#0000ff" style:font-name="Liberation Sans1" fo:font-size="9pt" fo:font-weight="bold" officeooo:rsid="001dfd33" style:font-size-asian="9pt" style:font-weight-asian="bold" style:font-name-complex="Arial1" style:font-size-complex="9pt" style:font-weight-complex="bold"/>
    </style:style>
    <style:style style:name="T5" style:family="text">
      <style:text-properties fo:language="es" fo:country="AR"/>
    </style:style>
    <style:style style:name="T6" style:family="text">
      <style:text-properties fo:language="es" fo:country="AR" fo:font-style="italic" style:font-style-asian="italic" style:font-style-complex="italic"/>
    </style:style>
    <style:style style:name="T7" style:family="text">
      <style:text-properties fo:language="es" fo:country="AR" fo:font-style="normal" style:font-style-asian="normal" style:font-style-complex="normal"/>
    </style:style>
    <style:style style:name="T8" style:family="text">
      <style:text-properties fo:language="es" fo:country="AR" fo:font-weight="bold" style:font-weight-asian="bold" style:font-weight-complex="bold"/>
    </style:style>
    <style:style style:name="T9" style:family="text">
      <style:text-properties fo:language="en" fo:country="US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style:font-name="DejaVu Sans Mono" fo:language="es" fo:country="AR" fo:font-weight="bold" style:font-weight-asian="bold" style:font-weight-complex="bold"/>
    </style:style>
    <style:style style:name="T12" style:family="text">
      <style:text-properties style:font-name="DejaVu Sans Mono" fo:font-size="10pt" fo:language="es" fo:country="AR" style:font-size-asian="10pt" style:font-size-complex="10pt"/>
    </style:style>
    <style:style style:name="T13" style:family="text">
      <style:text-properties style:font-name="DejaVu Sans Mono" fo:font-size="9pt" fo:language="es" fo:country="AR" fo:font-weight="bold" style:font-size-asian="9pt" style:font-weight-asian="bold" style:font-size-complex="9pt" style:font-weight-complex="bold"/>
    </style:style>
    <style:style style:name="T14" style:family="text">
      <style:text-properties style:font-name="DejaVu Sans Mono" fo:font-size="9pt" fo:language="es" fo:country="AR" style:font-size-asian="9pt" style:font-size-complex="9pt"/>
    </style:style>
    <style:style style:name="T15" style:family="text">
      <style:text-properties style:font-name="DejaVu Sans Mono" fo:font-size="9pt" style:font-size-asian="9pt" style:font-size-complex="9pt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Uso básico del shell.</text:h>
      <text:p text:style-name="Standard">Ingrese a la máquina virtual identificándose como el usuario no privilegiado.</text:p>
      <text:p text:style-name="P11">Usando el comando pwd</text:p>
      <text:p text:style-name="P4"><text:span text:style-name="T5">Para determinar el directorio en el cual se está actualmente (directorio actual), se utiliza el comando </text:span><text:span text:style-name="Source_20_Text"><text:span text:style-name="T14">pwd</text:span></text:span><text:span text:style-name="T5"> (acrónimo de </text:span><text:span text:style-name="T6">print working directory</text:span><text:span text:style-name="T5"> - mostrar el directorio de trabajo). El comando </text:span><text:span text:style-name="T13">pwd</text:span><text:span text:style-name="T5"> no necesita de ninguna opción o argumento. Este comando mostrará el directorio actual de manera absoluta. Esto es, la ruta a partir del directorio raíz (</text:span><text:span text:style-name="Source_20_Text"><text:span text:style-name="T11">/</text:span></text:span><text:span text:style-name="T5">).</text:span></text:p>
      <text:p text:style-name="Standard"><text:span text:style-name="T5">Ingrese el comando </text:span><text:span text:style-name="T13">pwd</text:span><text:span text:style-name="T14"> </text:span><text:span text:style-name="T5">y a continuación </text:span><text:span text:style-name="Source_20_Text"><text:span text:style-name="T13">&lt;ENTER&gt;</text:span></text:span><text:span text:style-name="T5">. ¿Cuál es el directorio actual?</text:span></text:p>
      <text:p text:style-name="Heading_20_2">Listando archivos y directorios</text:p>
      <text:p text:style-name="P4"><text:span text:style-name="T5">Para obtener un listado de los archivos de un determinado directorio se utiliza el comando </text:span><text:span text:style-name="Source_20_Text"><text:span text:style-name="T14">ls</text:span></text:span><text:span text:style-name="T5"> (abreviación de </text:span><text:span text:style-name="T6">list</text:span><text:span text:style-name="T5">). El comando </text:span><text:span text:style-name="Source_20_Text"><text:span text:style-name="T14">ls</text:span></text:span><text:span text:style-name="T5"> sin modificadores ni parámetros lista los archivos del directorio actual.</text:span></text:p>
      <text:p text:style-name="Standard"><text:span text:style-name="T5"><text:tab/><text:tab/>Sintaxis:</text:span><text:span text:style-name="T12"> </text:span><text:span text:style-name="T13">ls &lt;opciones&gt; &lt;directorio&gt;</text:span></text:p>
      <text:p text:style-name="P4"><text:span text:style-name="T5">Ingrese el comando </text:span><text:span text:style-name="Source_20_Text"><text:span text:style-name="T14">ls</text:span></text:span><text:span text:style-name="T5"> y a continuación </text:span><text:span text:style-name="Source_20_Text"><text:span text:style-name="T14">&lt;ENTER&gt;</text:span></text:span><text:span text:style-name="T5">.<text:line-break/></text:span>Lo que está viendo es un listado de los archivos contenidos en el directorio actual. ¿Cuál es su directorio actual?</text:p>
      <text:p text:style-name="P4">El comando <text:span text:style-name="Source_20_Text"><text:span text:style-name="T15">ls</text:span></text:span> acepta una variedad de opciones que alteran la manera en que lista los archivos...</text:p>
      <text:p text:style-name="P12"><text:span text:style-name="T5"><text:tab/></text:span><text:span text:style-name="Source_20_Text"><text:span text:style-name="T5">-F</text:span></text:span><text:span text:style-name="T5"> <text:tab/>Marca los archivos con caracteres que indican su tipo:<text:line-break/><text:tab/><text:tab/></text:span><text:span text:style-name="Source_20_Text"><text:span text:style-name="T5">*</text:span></text:span><text:span text:style-name="T5"> para archivos ejecutables<text:line-break/><text:tab/><text:tab/></text:span><text:span text:style-name="Source_20_Text"><text:span text:style-name="T5">/</text:span></text:span><text:span text:style-name="T5"> para directorios<text:line-break/><text:tab/><text:tab/></text:span><text:span text:style-name="Source_20_Text"><text:span text:style-name="T5">@</text:span></text:span><text:span text:style-name="T5"> para enlaces simbólicos<text:line-break/><text:tab/><text:tab/></text:span><text:span text:style-name="Source_20_Text"><text:span text:style-name="T5">|</text:span></text:span><text:span text:style-name="T5"> para redirecciones (pipes)<text:line-break/></text:span><text:tab/><text:tab/>ningún símbolo para archivos comunes<text:line-break/><text:span text:style-name="T5"><text:tab/></text:span><text:span text:style-name="Source_20_Text"><text:span text:style-name="T5">-l</text:span></text:span><text:span text:style-name="T5"><text:tab/> Muestra formato extenso (con todos los detalles de cada elemento listado)</text:span></text:p>
      <text:p text:style-name="P13"><text:span text:style-name="T5"><text:tab/></text:span><text:span text:style-name="Source_20_Text"><text:span text:style-name="T5">-a</text:span></text:span><text:span text:style-name="T5"> <text:tab/>Muestra todos los archivos incluidos los ocultos<text:line-break/><text:tab/></text:span><text:span text:style-name="Source_20_Text"><text:span text:style-name="T5">-s</text:span></text:span><text:span text:style-name="T5"> <text:tab/>Muestra el tamaño de los archivos<text:line-break/><text:tab/></text:span><text:span text:style-name="Source_20_Text"><text:span text:style-name="T5">-t</text:span></text:span><text:span text:style-name="T5"> <text:tab/>Muestra los elementos ordenados por fecha (nuevos primero)<text:line-break/><text:tab/></text:span><text:span text:style-name="Source_20_Text"><text:span text:style-name="T5">-R</text:span></text:span><text:span text:style-name="T5"> <text:tab/>Muestra los elementos de manera recursiva (incluyendo elementos de los <text:tab/><text:tab/><text:tab/>subdirectorios del directorio actual)<text:line-break/><text:tab/></text:span><text:span text:style-name="Source_20_Text"><text:span text:style-name="T5">-i</text:span></text:span><text:span text:style-name="T5"> <text:tab/>Incluye en el listado los i-nodos de cada elemento</text:span></text:p>
      <text:p text:style-name="Standard"><text:span text:style-name="T5">Ingrese el comando </text:span><text:span text:style-name="Source_20_Text"><text:span text:style-name="T14">ls</text:span></text:span><text:span text:style-name="T5"> y a continuación </text:span><text:span text:style-name="Source_20_Text"><text:span text:style-name="T5">&lt;ENTER&gt;</text:span></text:span><text:span text:style-name="T5">.<text:line-break/>Ingrese el comando </text:span><text:span text:style-name="Source_20_Text"><text:span text:style-name="T14">ls -l</text:span></text:span><text:span text:style-name="T5"> y a continuación </text:span><text:span text:style-name="Source_20_Text"><text:span text:style-name="T14">&lt;ENTER&gt;</text:span></text:span><text:span text:style-name="T5">. ¿Nota la diferencia?<text:line-break/>Ingrese el comando </text:span><text:span text:style-name="Source_20_Text"><text:span text:style-name="T14">ls -lai</text:span></text:span><text:span text:style-name="T5"> y a continuación </text:span><text:span text:style-name="Source_20_Text"><text:span text:style-name="T14">&lt;ENTER&gt;</text:span></text:span><text:span text:style-name="T5">. ¿Hay algo diferente? ¿De qué se trata?</text:span></text:p>
      <text:p text:style-name="P4">Esta última variante lista bastante información de los archivos y directorios contenidos en el directorio actual. Esta información será cubierta a lo largo del cuatrimestre.<text:line-break/>La información listada es de derecha a izquierda:</text:p>
      <text:list xml:id="list8520595883903855819" text:style-name="WW8Num13">
        <text:list-item>
          <text:p text:style-name="P15">El i-nodo del archivo</text:p>
        </text:list-item>
        <text:list-item>
          <text:p text:style-name="P15">Los permisos del archivo</text:p>
        </text:list-item>
        <text:list-item>
          <text:p text:style-name="P15">El número de enlaces “duros” al archivo</text:p>
        </text:list-item>
        <text:list-item>
          <text:p text:style-name="P15">El dueño del archivo y el grupo dueño del archivo</text:p>
        </text:list-item>
        <text:list-item>
          <text:p text:style-name="P15"><text:soft-page-break/>El tamaño del archivo (en bytes)</text:p>
        </text:list-item>
        <text:list-item>
          <text:p text:style-name="P15">La fecha y hora de última modificación</text:p>
        </text:list-item>
        <text:list-item>
          <text:p text:style-name="P15">El nombre del archivo</text:p>
        </text:list-item>
      </text:list>
      <text:p text:style-name="P4">Es posible también listar el contenido de otros directorios distinto al actual. Para ello hay que pasarle como parámetro al comando <text:span text:style-name="Source_20_Text">ls</text:span> la ruta absoluta o relativa al directorio que queremos listar.</text:p>
      <text:p text:style-name="Standard"><text:span text:style-name="T5">Ingrese el comando </text:span><text:span text:style-name="Source_20_Text"><text:span text:style-name="T5">ls -l /etc</text:span></text:span><text:span text:style-name="T5"> y a continuación </text:span><text:span text:style-name="Source_20_Text"><text:span text:style-name="T5">&lt;ENTER&gt;</text:span></text:span><text:span text:style-name="T5">.<text:line-break/></text:span>Con esto está observando el contenido del directorio <text:span text:style-name="Source_20_Text">/etc</text:span>...</text:p>
      <text:p text:style-name="Standard"><text:span text:style-name="T5">Ingrese el comando</text:span><text:span text:style-name="Source_20_Text"><text:span text:style-name="T5"> ls -l ..</text:span></text:span><text:span text:style-name="T5"> y a continuación </text:span><text:span text:style-name="Source_20_Text"><text:span text:style-name="T5">&lt;ENTER&gt;</text:span></text:span><text:span text:style-name="T5">.<text:line-break/></text:span>Con esto está observando el contenido del directorio padre del actual...</text:p>
      <text:p text:style-name="P4"><text:span text:style-name="T5">Además es posible decirle al comando </text:span><text:span text:style-name="Source_20_Text"><text:span text:style-name="T5">ls</text:span></text:span><text:span text:style-name="T5"> que nos muestre los distintos tipos de archivos con distintos colores (cuando la tarjeta de vídeo y el monitor lo soporten). </text:span></text:p>
      <text:p text:style-name="Standard"><text:span text:style-name="T5">Ingrese el comando</text:span><text:span text:style-name="Source_20_Text"><text:span text:style-name="T5"> ls --color /etc</text:span></text:span><text:span text:style-name="T5"> y a continuación </text:span><text:span text:style-name="Source_20_Text"><text:span text:style-name="T5">&lt;ENTER&gt;</text:span></text:span><text:span text:style-name="T5">.</text:span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Tipo de archivo</text:p>
          </table:table-cell>
          <table:table-cell table:style-name="Tabla1.B1" office:value-type="string">
            <text:p text:style-name="P6">Color</text:p>
          </table:table-cell>
        </table:table-row>
        <table:table-row>
          <table:table-cell table:style-name="Tabla1.A2" office:value-type="string">
            <text:p text:style-name="P7">Archivos ordinarios</text:p>
          </table:table-cell>
          <table:table-cell table:style-name="Tabla1.B2" office:value-type="string">
            <text:p text:style-name="P5">Blanco</text:p>
          </table:table-cell>
        </table:table-row>
        <table:table-row>
          <table:table-cell table:style-name="Tabla1.A2" office:value-type="string">
            <text:p text:style-name="P7">Ejecutables</text:p>
          </table:table-cell>
          <table:table-cell table:style-name="Tabla1.B2" office:value-type="string">
            <text:p text:style-name="P5">Verde</text:p>
          </table:table-cell>
        </table:table-row>
        <table:table-row>
          <table:table-cell table:style-name="Tabla1.A2" office:value-type="string">
            <text:p text:style-name="P7">Directorios</text:p>
          </table:table-cell>
          <table:table-cell table:style-name="Tabla1.B2" office:value-type="string">
            <text:p text:style-name="P5">Azul</text:p>
          </table:table-cell>
        </table:table-row>
        <table:table-row>
          <table:table-cell table:style-name="Tabla1.A2" office:value-type="string">
            <text:p text:style-name="P7">Enlaces (links)</text:p>
          </table:table-cell>
          <table:table-cell table:style-name="Tabla1.B2" office:value-type="string">
            <text:p text:style-name="P5">Celeste</text:p>
          </table:table-cell>
        </table:table-row>
      </table:table>
      <text:p text:style-name="Standard"><text:span text:style-name="T5">Nota: en muchas distribuciones GNU/Linux la opción </text:span><text:span text:style-name="Source_20_Text"><text:span text:style-name="T5">--color</text:span></text:span><text:span text:style-name="T5"> está predeterminada.</text:span></text:p>
      <text:p text:style-name="Heading_20_2">Cambiando de directorio</text:p>
      <text:p text:style-name="P4"><text:span text:style-name="T5">Para cambiar el directorio de trabajo actual se utiliza el comando </text:span><text:span text:style-name="Source_20_Text"><text:span text:style-name="T5">cd</text:span></text:span><text:span text:style-name="T5"> (acrónimo de </text:span><text:span text:style-name="T6">change directory</text:span><text:span text:style-name="T5"> – cambiar directorio). Si se lo ejecuta sin parámetros nos llevará al directorio home del usuario (equivalente a </text:span><text:span text:style-name="Source_20_Text"><text:span text:style-name="T5">cd ~</text:span></text:span><text:span text:style-name="T5"> </text:span><text:span text:style-name="T5"><text:note text:id="ftn1" text:note-class="footnote"><text:note-citation>1</text:note-citation><text:note-body><text:p text:style-name="P10">En teclados españoles con la combinación ALT Derecha + 4.</text:p></text:note-body></text:note></text:span><text:span text:style-name="T5">).</text:span></text:p>
      <text:p text:style-name="P5"><text:span text:style-name="T5">Sintaxis: <text:s/></text:span><text:span text:style-name="Source_20_Text"><text:span text:style-name="T5">cd &lt;directorio&gt;</text:span></text:span></text:p>
      <text:p text:style-name="P4"><text:span text:style-name="T5">Ingrese el comando </text:span><text:span text:style-name="Source_20_Text"><text:span text:style-name="T5">pwd</text:span></text:span><text:span text:style-name="T5"> <text:s/>y a continuación </text:span><text:span text:style-name="Source_20_Text"><text:span text:style-name="T5">&lt;ENTER&gt;</text:span></text:span><text:span text:style-name="T5">. ¿En qué directorio se encuentra?<text:line-break/>Ingrese el comando </text:span><text:span text:style-name="Source_20_Text"><text:span text:style-name="T5">cd /</text:span></text:span><text:span text:style-name="T5"> <text:s/>y a continuación </text:span><text:span text:style-name="Source_20_Text"><text:span text:style-name="T5">&lt;ENTER&gt;</text:span></text:span><text:span text:style-name="T5">.<text:line-break/>Ingrese el comando </text:span><text:span text:style-name="Source_20_Text"><text:span text:style-name="T5">pwd</text:span></text:span><text:span text:style-name="T5"> <text:s/>y a continuación </text:span><text:span text:style-name="Source_20_Text"><text:span text:style-name="T5">&lt;ENTER&gt;</text:span></text:span><text:span text:style-name="T5">. ¿Y ahora dónde se encuentra?</text:span></text:p>
      <text:p text:style-name="P4"><text:span text:style-name="T5">Ingrese el comando </text:span><text:span text:style-name="Source_20_Text"><text:span text:style-name="T5">cd /usr</text:span></text:span><text:span text:style-name="T5"> <text:s/>y a continuación </text:span><text:span text:style-name="Source_20_Text"><text:span text:style-name="T5">&lt;ENTER&gt;</text:span></text:span><text:span text:style-name="T5">. ¿Dónde se encuentra ahora?<text:line-break/>Ingrese el comando </text:span><text:span text:style-name="Source_20_Text"><text:span text:style-name="T5">cd</text:span></text:span><text:span text:style-name="T5"> y a continuación </text:span><text:span text:style-name="Source_20_Text"><text:span text:style-name="T5">&lt;ENTER&gt;</text:span></text:span><text:span text:style-name="T5">. ¿A qué directorio lo llevó?<text:line-break/>Ingrese el comando </text:span><text:span text:style-name="Source_20_Text"><text:span text:style-name="T5">cd / </text:span></text:span><text:span text:style-name="T5">y a continuación </text:span><text:span text:style-name="Source_20_Text"><text:span text:style-name="T5">&lt;ENTER&gt;</text:span></text:span><text:span text:style-name="T5">.<text:line-break/>Ingrese el comando </text:span><text:span text:style-name="Source_20_Text"><text:span text:style-name="T5">cd ~</text:span></text:span><text:span text:style-name="T5"> y a continuación </text:span><text:span text:style-name="Source_20_Text"><text:span text:style-name="T5">&lt;ENTER&gt;</text:span></text:span><text:span text:style-name="T5">.¿En qué directorio se encuentra ahora? ¿Ve la equivalencia entre </text:span><text:span text:style-name="Source_20_Text"><text:span text:style-name="T5">cd</text:span></text:span><text:span text:style-name="T5"> y </text:span><text:span text:style-name="Source_20_Text"><text:span text:style-name="T5">cd ~</text:span></text:span><text:span text:style-name="T5">?</text:span></text:p>
      <text:p text:style-name="P4"><text:span text:style-name="T5">Es posible cambiar al directorio padre del actual mediante el comando cd ..<text:line-break/>Ingrese el comando </text:span><text:span text:style-name="Source_20_Text"><text:span text:style-name="T5">pwd</text:span></text:span><text:span text:style-name="T5"> <text:s/>y a continuación </text:span><text:span text:style-name="Source_20_Text"><text:span text:style-name="T5">&lt;ENTER&gt;</text:span></text:span><text:span text:style-name="T5">. ¿En qué directorio se encuentra?<text:line-break/>Ingrese el comando </text:span><text:span text:style-name="Source_20_Text"><text:span text:style-name="T5">cd ..</text:span></text:span><text:span text:style-name="T5"> <text:s/>y a continuación </text:span><text:span text:style-name="Source_20_Text"><text:span text:style-name="T5">&lt;ENTER&gt;</text:span></text:span><text:span text:style-name="T5">.<text:line-break/>Ingrese el comando </text:span><text:span text:style-name="Source_20_Text"><text:span text:style-name="T5">pwd</text:span></text:span><text:span text:style-name="T5"> <text:s/>y a continuación </text:span><text:span text:style-name="Source_20_Text"><text:span text:style-name="T5">&lt;ENTER&gt;</text:span></text:span><text:span text:style-name="T5">. ¿Está en el directorio padre del anterior?</text:span></text:p>
      <text:p text:style-name="P4">No es necesario pasar la ruta absoluta del directorio a cambiar...<text:line-break/><text:span text:style-name="T5">Ingrese el comando </text:span><text:span text:style-name="Source_20_Text"><text:span text:style-name="T5">cd /usr</text:span></text:span><text:span text:style-name="T5"> <text:s/>y a continuación </text:span><text:span text:style-name="Source_20_Text"><text:span text:style-name="T5">&lt;ENTER&gt;</text:span></text:span><text:span text:style-name="T5">. <text:line-break/>Ingrese el comando </text:span><text:span text:style-name="Source_20_Text"><text:span text:style-name="T5">cd local</text:span></text:span><text:span text:style-name="T5"> <text:s/>y a continuación </text:span><text:span text:style-name="Source_20_Text"><text:span text:style-name="T5">&lt;ENTER&gt;</text:span></text:span><text:span text:style-name="T5">. ¿En qué directorio se encuentra ahora?<text:line-break/>Ingrese el comando </text:span><text:span text:style-name="Source_20_Text"><text:span text:style-name="T5">cd /</text:span></text:span><text:span text:style-name="T5"> <text:s/>y a continuación </text:span><text:span text:style-name="Source_20_Text"><text:span text:style-name="T5">&lt;ENTER&gt;</text:span></text:span><text:span text:style-name="T5">. <text:line-break/>Ingrese el comando </text:span><text:span text:style-name="Source_20_Text"><text:span text:style-name="T5">cd /usr/local</text:span></text:span><text:span text:style-name="T5"> y a continuación </text:span><text:span text:style-name="Source_20_Text"><text:span text:style-name="T5">&lt;ENTER&gt;</text:span></text:span><text:span text:style-name="T5">. ¿Es el mismo directorio?</text:span></text:p>
      <text:p text:style-name="Standard"/>
      <text:p text:style-name="P9">Creando directorios</text:p>
      <text:p text:style-name="P4"><text:span text:style-name="T5">Para crear un directorio en el directorio de trabajo actual se utiliza el comando </text:span><text:span text:style-name="Source_20_Text"><text:span text:style-name="T5">mkdir</text:span></text:span><text:span text:style-name="T5"> (abreviación de </text:span><text:span text:style-name="T6">make directory</text:span><text:span text:style-name="T5">). </text:span></text:p>
      <text:p text:style-name="P5"><text:span text:style-name="T5">Sintaxis: <text:s/></text:span><text:span text:style-name="Source_20_Text">mkdir &lt;nuevodirectorio&gt;</text:span></text:p>
      <text:p text:style-name="P4"><text:span text:style-name="T5">Ahora crearemos un subdirectorio llamado </text:span><text:span text:style-name="Source_20_Text"><text:span text:style-name="T5">nuevo1</text:span></text:span><text:span text:style-name="T5"> dentro de su </text:span><text:span text:style-name="T6">directorio home</text:span><text:span text:style-name="T7">...<text:line-break/></text:span>¿Su directorio home es su directorio actual? (Si no es así cambie a su directorio home).</text:p>
      <text:p text:style-name="Standard">Liste los archivos del directorio actual. <text:line-break/><text:span text:style-name="T5">Ingrese el comando </text:span><text:span text:style-name="Source_20_Text"><text:span text:style-name="T5">mkdir nuevo1</text:span></text:span><text:span text:style-name="T5"> y a continuación </text:span><text:span text:style-name="Source_20_Text"><text:span text:style-name="T5">&lt;ENTER&gt;</text:span></text:span><text:span text:style-name="T5">.<text:line-break/></text:span>Liste nuevamente los archivos del directorio actual. ¿Nota la diferencia?</text:p>
      <text:p text:style-name="Standard">Cambie al directorio recién creado y dentro de este cree un directorio llamado <text:span text:style-name="Source_20_Text">nuevo11</text:span>.<text:line-break/>Verifique que el directorio fue creado.</text:p>
      <text:p text:style-name="P4">Vuelva a su directorio home...<text:line-break/>Cree un directorio dentro de <text:span text:style-name="Source_20_Text">nuevo1</text:span> llamado <text:span text:style-name="Source_20_Text">nuevo12</text:span>, pero esta vez hágalo sin ingresar dentro del directorio <text:span text:style-name="Source_20_Text">nuevo1</text:span>.<text:line-break/>Verifique que el directorio fue creado.</text:p>
      <text:p text:style-name="Heading_20_2">Creando archivos vacíos</text:p>
      <text:p text:style-name="Standard"><text:span text:style-name="T5">Para crear un archivo vacío nos valdremos del comando </text:span><text:span text:style-name="Source_20_Text"><text:span text:style-name="T5">touch</text:span></text:span><text:span text:style-name="T5"> (</text:span><text:span text:style-name="T6">tocar, cambiar</text:span><text:span text:style-name="T5">). </text:span></text:p>
      <text:p text:style-name="P5"><text:span text:style-name="T9">Sintaxis: <text:s/></text:span><text:span text:style-name="Source_20_Text"><text:span text:style-name="T9">touch &lt;nombrearchivo&gt;</text:span></text:span></text:p>
      <text:p text:style-name="P4"><text:span text:style-name="T5">Ahora crearemos tres archivos llamados </text:span><text:span text:style-name="Source_20_Text"><text:span text:style-name="T5">archivo1</text:span></text:span><text:span text:style-name="T5">, </text:span><text:span text:style-name="Source_20_Text"><text:span text:style-name="T5">archivo2</text:span></text:span><text:span text:style-name="T5">, </text:span><text:span text:style-name="Source_20_Text"><text:span text:style-name="T5">archivo3</text:span></text:span><text:span text:style-name="T5">, <text:s/>dentro del directorio </text:span><text:span text:style-name="Source_20_Text"><text:span text:style-name="T5">nuevo1</text:span></text:span><text:span text:style-name="T5"> creado recientemente.<text:line-break/>Cambie al directorio </text:span><text:span text:style-name="Source_20_Text"><text:span text:style-name="T5">nuevo1</text:span></text:span><text:span text:style-name="T5">.<text:line-break/></text:span>Liste los archivos del directorio actual. <text:line-break/><text:span text:style-name="T5">Ingrese el comando </text:span><text:span text:style-name="Source_20_Text"><text:span text:style-name="T5">touch archivo1</text:span></text:span><text:span text:style-name="T5"> <text:s/>y a continuación &lt;ENTER&gt;.<text:line-break/></text:span>Liste nuevamente los archivos del directorio actual. ¿Nota la diferencia?</text:p>
      <text:p text:style-name="Standard"><text:span text:style-name="T5">Ingrese el comando </text:span><text:span text:style-name="Source_20_Text"><text:span text:style-name="T5">touch archivo2</text:span></text:span><text:span text:style-name="T5"> <text:s/>y a continuación &lt;ENTER&gt;.<text:line-break/>Ingrese el comando </text:span><text:span text:style-name="Source_20_Text"><text:span text:style-name="T5">touch archivo3</text:span></text:span><text:span text:style-name="T5"> <text:s/>y a continuación &lt;ENTER&gt;.<text:line-break/>Liste los archivos del directorio actual con la opción </text:span><text:span text:style-name="Source_20_Text"><text:span text:style-name="T5">-l</text:span></text:span><text:span text:style-name="T5">. <text:line-break/>¿Qué tamaño tiene el archivo </text:span><text:span text:style-name="Source_20_Text"><text:span text:style-name="T5">archivo1</text:span></text:span><text:span text:style-name="T5">?</text:span></text:p>
      <text:p text:style-name="P4"><text:span text:style-name="T5">Ahora crearemos dos archivos llamados </text:span><text:span text:style-name="Source_20_Text"><text:span text:style-name="T5">archivo11</text:span></text:span><text:span text:style-name="T5"> y </text:span><text:span text:style-name="Source_20_Text"><text:span text:style-name="T5">archivo12</text:span></text:span><text:span text:style-name="T5"> dentro del directorio </text:span><text:span text:style-name="Source_20_Text"><text:span text:style-name="T5">nuevo11</text:span></text:span><text:span text:style-name="T5"> creado recientemente.<text:line-break/>Cambie al directorio </text:span><text:span text:style-name="Source_20_Text"><text:span text:style-name="T5">nuevo11</text:span></text:span><text:span text:style-name="T5">.<text:line-break/></text:span>Cree y verifique la creación de los dos archivos.</text:p>
      <text:p text:style-name="P4">Cambie al directorio padre de <text:span text:style-name="Source_20_Text">nuevo11</text:span>.<text:line-break/><text:span text:style-name="T5">Crear un archivo llamado </text:span><text:span text:style-name="Source_20_Text"><text:span text:style-name="T5">archivo13</text:span></text:span><text:span text:style-name="T5"> dentro del directorio </text:span><text:span text:style-name="Source_20_Text"><text:span text:style-name="T5">nuevo11</text:span></text:span><text:span text:style-name="T5"> pero sin entrar en el mismo.<text:line-break/></text:span>Verifique que el archivo fue creado.</text:p>
      <text:p text:style-name="Standard"/>
      <text:p text:style-name="Standard"/>
      <text:p text:style-name="P9">Copiando archivos</text:p>
      <text:p text:style-name="Standard"><text:span text:style-name="T5">Para copiar un archivo se utiliza el comando </text:span><text:span text:style-name="Source_20_Text"><text:span text:style-name="T5">cp</text:span></text:span><text:span text:style-name="T5"> (abreviación de </text:span><text:span text:style-name="T6">copy</text:span><text:span text:style-name="T5">). </text:span></text:p>
      <text:p text:style-name="P5"><text:span text:style-name="T5">Sintaxis: <text:s/></text:span><text:span text:style-name="Source_20_Text"><text:span text:style-name="T5">cp &lt;opciones&gt; &lt;origen&gt; &lt;destino&gt;</text:span></text:span></text:p>
      <text:p text:style-name="Standard">El comando <text:span text:style-name="Source_20_Text">cp</text:span> acepta una variedad de modificadores, aquí los más importantes:</text:p>
      <text:p text:style-name="Standard"><text:span text:style-name="T5"><text:tab/></text:span><text:span text:style-name="Source_20_Text"><text:span text:style-name="T5">-i</text:span></text:span><text:span text:style-name="T5"> <text:tab/>Modo interactivo (pregunta antes de sobreescribir)<text:line-break/><text:tab/></text:span><text:span text:style-name="Source_20_Text"><text:span text:style-name="T5">-f</text:span></text:span><text:span text:style-name="T5"><text:tab/>Forzar (sobreescribe sin preguntar).<text:line-break/></text:span><text:tab/><text:span text:style-name="Source_20_Text">-R</text:span><text:tab/>Recursivo (copia subdirectorios y sus contenidos).<text:line-break/><text:span text:style-name="T5"><text:tab/></text:span><text:span text:style-name="Source_20_Text"><text:span text:style-name="T5">-p</text:span></text:span><text:span text:style-name="T5"><text:tab/>Preserva los atributos del archivo original.</text:span></text:p>
      <text:p text:style-name="P4">Cambie a su <text:span text:style-name="T10">directorio home</text:span>. Ingrese al directorio <text:span text:style-name="Source_20_Text">nuevo1</text:span>. Liste los archivos que contiene el directorio actual. Liste los archivos que contiene el subdirectorio <text:span text:style-name="Source_20_Text">nuevo12</text:span>.<text:line-break/>¿Cuántos archivos tiene?<text:line-break/><text:span text:style-name="T5">Ingrese el comando </text:span><text:span text:style-name="Source_20_Text"><text:span text:style-name="T5">cp archivo1 nuevo12</text:span></text:span><text:span text:style-name="T5"> y a continuación </text:span><text:span text:style-name="Source_20_Text"><text:span text:style-name="T5">&lt;ENTER&gt;</text:span></text:span><text:span text:style-name="T5">. Liste los archivos que contiene el subdirectorio </text:span><text:span text:style-name="Source_20_Text"><text:span text:style-name="T5">nuevo12</text:span></text:span><text:span text:style-name="T5">. ¿Ahora, cuántos archivos tiene?</text:span></text:p>
      <text:p text:style-name="P4"><text:span text:style-name="T5">Ingrese ahora el comando </text:span><text:span text:style-name="Source_20_Text"><text:span text:style-name="T5">cp -i archivo1 nuevo12</text:span></text:span><text:span text:style-name="T5"> y a continuación &lt;ENTER&gt;. ¿Qué ocurrió?¿Por qué?<text:line-break/>Ingrese ahora el comando </text:span><text:span text:style-name="Source_20_Text"><text:span text:style-name="T5">cp -f archivo1 nuevo12</text:span></text:span><text:span text:style-name="T5"> y a continuación &lt;ENTER&gt;. ¿Qué ocurrió ahora?¿Por qué?<text:line-break/>Ingrese <text:s/>el comando </text:span><text:span text:style-name="Source_20_Text"><text:span text:style-name="T5">cp archivo1 nuevo12</text:span></text:span><text:span text:style-name="T5"> y a continuación &lt;ENTER&gt;. ¿Y ahora?</text:span></text:p>
      <text:p text:style-name="P4">Ingrese al subdirectorio <text:span text:style-name="Source_20_Text">nuevo11</text:span>. <text:line-break/><text:span text:style-name="T5">Ingrese el comando </text:span><text:span text:style-name="Source_20_Text"><text:span text:style-name="T5">cp archivo1? ../nuevo12</text:span></text:span><text:span text:style-name="T5"> y a continuación </text:span><text:span text:style-name="Source_20_Text"><text:span text:style-name="T5">&lt;ENTER&gt;</text:span></text:span><text:span text:style-name="T5">.<text:line-break/>Liste los archivos que contiene el subdirectorio </text:span><text:span text:style-name="Source_20_Text"><text:span text:style-name="T5">nuevo12</text:span></text:span><text:span text:style-name="T5">. ¿Ahora, cuántos archivos tiene?</text:span></text:p>
      <text:p text:style-name="P4">Regrese a su <text:span text:style-name="T10">directorio home</text:span>. Cree un subdirectorio llamado <text:span text:style-name="Source_20_Text">nuevo2</text:span>.<text:line-break/><text:span text:style-name="T5">Ingrese el comando </text:span><text:span text:style-name="Source_20_Text"><text:span text:style-name="T5">cp nuevo1/* nuevo2</text:span></text:span><text:span text:style-name="T5"> y a continuación </text:span><text:span text:style-name="Source_20_Text"><text:span text:style-name="T5">&lt;ENTER&gt;</text:span></text:span><text:span text:style-name="T5">. Liste los archivos que contiene el subdirectorio </text:span><text:span text:style-name="Source_20_Text"><text:span text:style-name="T5">nuevo2</text:span></text:span><text:span text:style-name="T5">. ¿Cuántos archivos tiene?</text:span></text:p>
      <text:p text:style-name="P4"><text:span text:style-name="T5">Ingrese el comando </text:span><text:span text:style-name="Source_20_Text"><text:span text:style-name="T5">cp -R nuevo1/* nuevo2</text:span></text:span><text:span text:style-name="T5"> y a continuación </text:span><text:span text:style-name="Source_20_Text"><text:span text:style-name="T5">&lt;ENTER&gt;</text:span></text:span><text:span text:style-name="T5">. Liste los archivos que contiene el subdirectorio </text:span><text:span text:style-name="Source_20_Text"><text:span text:style-name="T5">nuevo2</text:span></text:span><text:span text:style-name="T5">. ¿Ahora, cuántos archivos tiene?</text:span></text:p>
      <text:p text:style-name="Heading_20_2">Moviendo o renombrando archivos</text:p>
      <text:p text:style-name="Standard"><text:span text:style-name="T5">Para mover o renombrar un archivo se utiliza el comando </text:span><text:span text:style-name="Source_20_Text"><text:span text:style-name="T5">mv</text:span></text:span><text:span text:style-name="T5"> (abreviación de </text:span><text:span text:style-name="T6">move</text:span><text:span text:style-name="T5">). </text:span></text:p>
      <text:p text:style-name="P5"><text:span text:style-name="T5">Sintaxis: <text:s text:c="2"/></text:span><text:span text:style-name="Source_20_Text"><text:span text:style-name="T5">mv &lt;opciones&gt; &lt;origen&gt; &lt;destino&gt;</text:span></text:span></text:p>
      <text:p text:style-name="Standard">Aquí algunos modificadores de interés:</text:p>
      <text:p text:style-name="Standard"><text:span text:style-name="T5"><text:tab/></text:span><text:span text:style-name="Source_20_Text"><text:span text:style-name="T5">-i</text:span></text:span><text:span text:style-name="T5"> <text:tab/>Modo interactivo (pregunta antes de sobreescribir)<text:line-break/><text:tab/></text:span><text:span text:style-name="Source_20_Text"><text:span text:style-name="T5">-f</text:span></text:span><text:span text:style-name="T5"><text:tab/>Forzar (sobreescribe sin preguntar).</text:span></text:p>
      <text:p text:style-name="P4">Cambie a su <text:span text:style-name="T10">directorio home</text:span>. Ingrese al directorio <text:span text:style-name="Source_20_Text">nuevo1</text:span>. Liste los archivos que contiene el directorio actual.</text:p>
      <text:p text:style-name="P4"><text:span text:style-name="T5">Ingrese el comando </text:span><text:span text:style-name="Source_20_Text"><text:span text:style-name="T5">cp archivo1 copiaarchivo1</text:span></text:span><text:span text:style-name="T5"> y a continuación </text:span><text:span text:style-name="Source_20_Text"><text:span text:style-name="T5">&lt;ENTER&gt;</text:span></text:span><text:span text:style-name="T5">. Liste los archivos que contiene el directorio actual. ¿Ve el nuevo archivo?</text:span></text:p>
      <text:p text:style-name="P4"><text:span text:style-name="T5">Ingrese el comando </text:span><text:span text:style-name="Source_20_Text"><text:span text:style-name="T5">mv copiaarchivo1 copiarenombrada</text:span></text:span><text:span text:style-name="T5"> y a continuación </text:span><text:span text:style-name="Source_20_Text"><text:span text:style-name="T5">&lt;ENTER&gt;</text:span></text:span><text:span text:style-name="T5">. Liste los archivos que contiene el directorio actual. ¿Qué ocurrió?</text:span></text:p>
      <text:p text:style-name="P4">Cree un nuevo subdirectorio llamado <text:span text:style-name="Source_20_Text">nuevo13</text:span>. Liste los archivos que contiene el subdirectorio <text:span text:style-name="Source_20_Text">nuevo13</text:span>. ¿Cuántos archivos tiene?</text:p>
      <text:p text:style-name="P4"><text:span text:style-name="T5">Ingrese el comando </text:span><text:span text:style-name="Source_20_Text"><text:span text:style-name="T5">mv archivo? nuevo13</text:span></text:span><text:span text:style-name="T5"> y a continuación </text:span><text:span text:style-name="Source_20_Text"><text:span text:style-name="T5">&lt;ENTER&gt;</text:span></text:span><text:span text:style-name="T5">. Liste los archivos que contiene el subdirectorio </text:span><text:span text:style-name="Source_20_Text"><text:span text:style-name="T5">nuevo13</text:span></text:span><text:span text:style-name="T5">. ¿Ahora cuántos archivos tiene?</text:span></text:p>
      <text:p text:style-name="P4"><text:soft-page-break/>Liste los archivos del directorio actual. ¿Qué ocurrió con los archivos <text:span text:style-name="Source_20_Text">archivo1</text:span>, <text:span text:style-name="Source_20_Text">archivo2</text:span> y <text:span text:style-name="Source_20_Text">archivo3</text:span>?</text:p>
      <text:p text:style-name="Heading_20_2">Eliminando archivos</text:p>
      <text:p text:style-name="Standard"><text:span text:style-name="T5">Para eliminar un archivo se utiliza el comando </text:span><text:span text:style-name="Source_20_Text"><text:span text:style-name="T5">rm</text:span></text:span><text:span text:style-name="T5"> (abreviación de </text:span><text:span text:style-name="T6">remove</text:span><text:span text:style-name="T5"> ). </text:span></text:p>
      <text:p text:style-name="Standard"><text:span text:style-name="T5"><text:tab/>Sintaxis: <text:s/></text:span><text:span text:style-name="Source_20_Text"><text:span text:style-name="T5">rm &lt;opciones&gt; &lt;nombrearchivo&gt;</text:span></text:span></text:p>
      <text:p text:style-name="Standard">Opciones relevantes:</text:p>
      <text:p text:style-name="P8"><text:span text:style-name="T5"><text:tab/></text:span><text:span text:style-name="Source_20_Text"><text:span text:style-name="T5">-i </text:span></text:span><text:span text:style-name="T5"><text:tab/>Modo interactivo (pregunta antes de borrar)<text:line-break/><text:tab/></text:span><text:span text:style-name="Source_20_Text"><text:span text:style-name="T5">-f</text:span></text:span><text:span text:style-name="T5"><text:tab/>Forzar (borra sin hacer preguntas).<text:line-break/></text:span><text:tab/><text:span text:style-name="Source_20_Text">-r</text:span> ó <text:span text:style-name="Source_20_Text">-R</text:span><text:tab/>Recursivo (borra subdirectorios y sus contenidos).</text:p>
      <text:p text:style-name="Standard"/>
      <text:p text:style-name="Standard">Procederemos a eliminar uno de los archivos creados anteriormente.</text:p>
      <text:p text:style-name="P4">¿Se encuentra en el subdirectorio <text:span text:style-name="Source_20_Text">nuevo1</text:span> de su directorio home? (Si no es así cambie a ese directorio). Liste los archivos del directorio actual. ¿Aparece listado el archivo a eliminar?</text:p>
      <text:p text:style-name="P4"><text:span text:style-name="T5">Ingrese el comando </text:span><text:span text:style-name="Source_20_Text"><text:span text:style-name="T5">rm copiarenombrada</text:span></text:span><text:span text:style-name="T5"> <text:s/>y a continuación </text:span><text:span text:style-name="Source_20_Text"><text:span text:style-name="T5">&lt;ENTER&gt;</text:span></text:span><text:span text:style-name="T5">. Liste nuevamente los archivos del directorio actual. ¿Nota la diferencia?</text:span></text:p>
      <text:p text:style-name="P4">Elimine el archivo <text:span text:style-name="Source_20_Text">archivo12</text:span> que se encuentra en el directorio <text:span text:style-name="Source_20_Text">nuevo11</text:span> sin entrar en el directorio... Verifique la eliminación del archivo...</text:p>
      <text:p text:style-name="P4">Cambie al directorio <text:span text:style-name="Source_20_Text">nuevo11</text:span>.<text:line-break/>Elimine el archivo <text:span text:style-name="Source_20_Text">archivo2</text:span> del directorio hermano del actual (<text:span text:style-name="Source_20_Text">nuevo13</text:span>) desde el directorio actual.</text:p>
      <text:p text:style-name="Standard">Es posible eliminar directorios utilizando el comando <text:span text:style-name="Source_20_Text">rm</text:span>...Para ello se emplean las opciones <text:span text:style-name="Source_20_Text">-r</text:span> o <text:span text:style-name="Source_20_Text">-R</text:span>.</text:p>
      <text:p text:style-name="Standard">Cambie a su <text:span text:style-name="T10">directorio home</text:span>. Liste el contenido del directorio actual.<text:line-break/><text:span text:style-name="T5">Ingrese el comando </text:span><text:span text:style-name="Source_20_Text"><text:span text:style-name="T5">rm –r nuevo2</text:span></text:span><text:span text:style-name="T5"> y a continuación </text:span><text:span text:style-name="Source_20_Text"><text:span text:style-name="T5">&lt;ENTER&gt;</text:span></text:span><text:span text:style-name="T5">. Liste nuevamente los archivos del directorio actual. ¿Nota la diferencia?</text:span></text:p>
      <text:p text:style-name="Heading_20_2">Eliminando directorios vacíos</text:p>
      <text:p text:style-name="Standard"><text:span text:style-name="T5">Para eliminar un directorio </text:span><text:span text:style-name="T8">vacío</text:span><text:span text:style-name="T5"> se utiliza el comando </text:span><text:span text:style-name="Source_20_Text"><text:span text:style-name="T5">rmdir</text:span></text:span><text:span text:style-name="T5"> (de </text:span><text:span text:style-name="T6">remove directory</text:span><text:span text:style-name="T5">). </text:span></text:p>
      <text:p text:style-name="Standard"><text:span text:style-name="T5"><text:tab/>Sintaxis: <text:s/></text:span><text:span text:style-name="Source_20_Text"><text:span text:style-name="T5">rmdir &lt;nombredirectorio&gt;</text:span></text:span></text:p>
      <text:p text:style-name="Standard"><text:span text:style-name="T5">Crear un directorio llamado </text:span><text:span text:style-name="Source_20_Text"><text:span text:style-name="T5">nuevo3</text:span></text:span><text:span text:style-name="T5"> dentro del directorio home del usuario.<text:line-break/></text:span>Verifique que el directorio fue creado.</text:p>
      <text:p text:style-name="Standard">Procederemos a eliminar el directorio creado anteriormente.<text:line-break/>Cambie al <text:span text:style-name="T10">directorio home</text:span> del usuario.<text:line-break/><text:span text:style-name="T5">Ingrese el comando </text:span><text:span text:style-name="Source_20_Text"><text:span text:style-name="T5">rmdir nuevo3</text:span></text:span><text:span text:style-name="T5"> <text:s/>y a continuación </text:span><text:span text:style-name="Source_20_Text"><text:span text:style-name="T5">&lt;ENTER&gt;</text:span></text:span><text:span text:style-name="T5">.<text:line-break/></text:span>Liste nuevamente los archivos del directorio actual. ¿Nota la diferencia?</text:p>
      <text:p text:style-name="Standard"><text:span text:style-name="T5">Ingrese el comando </text:span><text:span text:style-name="Source_20_Text"><text:span text:style-name="T5">rmdir nuevo1</text:span></text:span><text:span text:style-name="T5"> y a continuación </text:span><text:span text:style-name="Source_20_Text"><text:span text:style-name="T5">&lt;ENTER&gt;</text:span></text:span><text:span text:style-name="T5">. ¿Qué ocurrió? ¿Por qué?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StarSymbol" svg:font-family="StarSymbol"/>
    <style:font-face style:name="Tahoma1" svg:font-family="Tahoma"/>
    <style:font-face style:name="Courier New1" svg:font-family="'Courier New'" style:font-family-generic="modern"/>
    <style:font-face style:name="Bitstream Vera Sans Mono" svg:font-family="'Bitstream Vera Sans Mono'" style:font-family-generic="modern" style:font-pitch="fixed"/>
    <style:font-face style:name="Courier New2" svg:font-family="'Courier New'" style:font-family-generic="modern" style:font-pitch="fixed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Linux Libertine" svg:font-family="'Linux Libertine'" style:font-adornments="Predeterminado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Bold" style:font-family-generic="swiss" style:font-pitch="variable"/>
    <style:font-face style:name="Verdana" svg:font-family="Verdana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margin-top="0cm" fo:margin-bottom="0.101cm" loext:contextual-spacing="false" fo:orphans="2" fo:widows="2" style:page-number="auto" style:writing-mode="lr-tb"/>
      <style:text-properties style:use-window-font-color="true" style:font-name="Linux Libertine" fo:font-family="'Linux Libertine'" style:font-style-name="Predeterminado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508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top="0cm" fo:margin-bottom="0.508cm" loext:contextual-spacing="false" fo:text-align="center" style:justify-single-word="false" style:page-number="auto" fo:keep-with-next="always" style:text-autospace="none"/>
      <style:text-properties fo:color="#2323dc" style:font-name="Liberation Sans" fo:font-family="'Liberation Sans'" style:font-style-name="Bold" style:font-family-generic="swiss" style:font-pitch="variable" fo:font-size="14pt" fo:language="es" fo:country="AR" fo:font-weight="bold" style:font-size-asian="10pt" style:font-weight-asian="bold" style:font-name-complex="Arial1" style:font-family-complex="Arial" style:font-family-generic-complex="swiss" style:font-pitch-complex="variable" style:font-size-complex="10pt" style:font-weight-complex="bold"/>
    </style:style>
    <style:style style:name="Heading_20_2" style:display-name="Heading 2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Liberation Sans" fo:font-family="'Liberation Sans'" style:font-style-name="Bold" style:font-family-generic="swiss" style:font-pitch="variable" fo:language="es" fo:country="ES" fo:font-weight="bold" style:font-weight-asian="bold" style:font-size-complex="10pt"/>
    </style:style>
    <style:style style:name="Heading_20_3" style:display-name="Heading 3" style:family="paragraph" style:parent-style-name="Standard" style:next-style-name="Standard" style:class="text">
      <style:paragraph-properties fo:margin-top="0.423cm" fo:margin-bottom="0.106cm" loext:contextual-spacing="false" fo:keep-with-next="always" style:text-autospace="none" style:punctuation-wrap="simple" style:vertical-align="baseline"/>
      <style:text-properties style:font-name="Arial1" fo:font-family="Arial" style:font-family-generic="swiss" style:font-pitch="variable" fo:language="es" fo:country="ES" fo:font-weight="bold" style:font-weight-asian="bold" style:font-size-complex="10pt"/>
    </style:style>
    <style:style style:name="List" style:family="paragraph" style:parent-style-name="Text_20_body" style:class="list">
      <style:text-properties style:font-name="Arial" fo:font-family="Arial"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name-complex="Tahoma1" style:font-family-complex="Tahoma"/>
    </style:style>
    <style:style style:name="WW-Epígrafe" style:family="paragraph" style:parent-style-name="Standard" style:next-style-name="Standard">
      <style:paragraph-properties fo:text-align="center" style:justify-single-word="false"/>
      <style:text-properties style:font-name="Arial1" fo:font-family="Arial" style:font-family-generic="swiss" style:font-pitch="variable" fo:font-weight="bold" style:font-weight-asian="bold" style:font-name-complex="Arial1" style:font-family-complex="Arial" style:font-family-generic-complex="swiss" style:font-pitch-complex="variable"/>
    </style:style>
    <style:style style:name="Estilo1" style:family="paragraph" style:parent-style-name="Standard">
      <style:paragraph-properties style:line-height-at-least="0.635cm" fo:text-align="justify" style:justify-single-word="false" style:text-autospace="none" style:punctuation-wrap="simple" style:vertical-align="baseline"/>
      <style:text-properties style:font-name="Arial1" fo:font-family="Arial" style:font-family-generic="swiss" style:font-pitch="variable" fo:language="es" fo:country="ES" style:font-size-complex="10pt"/>
    </style:style>
    <style:style style:name="WW-Sangría_20_2_20_de_20_t._20_independiente" style:display-name="WW-Sangría 2 de t. independiente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Sangría_20_3_20_de_20_t._20_independiente" style:display-name="WW-Sangría 3 de t. independiente" style:family="paragraph" style:parent-style-name="Standard">
      <style:paragraph-properties fo:margin-left="1.016cm" fo:margin-right="0cm" fo:text-align="justify" style:justify-single-word="false" fo:text-indent="-0.508cm" style:auto-text-indent="false"/>
      <style:text-properties style:font-name="Arial1" fo:font-family="Arial" style:font-family-generic="swiss" style:font-pitch="variable" style:font-name-complex="Arial1" style:font-family-complex="Arial" style:font-family-generic-complex="swiss" style:font-pitch-complex="variable"/>
    </style:style>
    <style:style style:name="WW-Normal_20__28_Web_29_" style:display-name="WW-Normal (Web)" style:family="paragraph" style:parent-style-name="Standard">
      <style:paragraph-properties fo:margin-top="0.494cm" fo:margin-bottom="0.494cm" loext:contextual-spacing="false"/>
    </style:style>
    <style:style style:name="WW-Texto_20_independiente_20_2" style:display-name="WW-Texto independiente 2" style:family="paragraph" style:parent-style-name="Standard">
      <style:paragraph-properties fo:text-align="justify" style:justify-single-word="false"/>
      <style:text-properties style:font-name="Arial1" fo:font-family="Arial" style:font-family-generic="swiss" style:font-pitch="variable" fo:font-size="11pt" style:font-size-asian="11pt" style:font-name-complex="Arial1" style:font-family-complex="Arial" style:font-family-generic-complex="swiss" style:font-pitch-complex="variable"/>
    </style:style>
    <style:style style:name="Negritos" style:family="paragraph" style:class="text">
      <style:paragraph-properties style:text-autospace="none"/>
      <style:text-properties style:font-name="Courier New" fo:font-family="'Courier New'" style:font-style-name="Normal" style:font-family-generic="modern" style:font-pitch="fixed" fo:font-size="10pt" style:font-size-asian="10pt" style:font-size-complex="10pt"/>
    </style:style>
    <style:style style:name="Footnote_20_Symbol" style:display-name="Footnote Symbol" style:family="text"/>
    <style:style style:name="Page_20_Number" style:display-name="Page Number" style:family="text" style:parent-style-name="WW-Fuente_20_de_20_párrafo_20_predeter."/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WW8Num1z0" style:family="text">
      <style:text-properties style:font-name="Symbol" fo:font-family="Symbol" style:font-family-generic="roman" style:font-pitch="variable" style:font-charset="x-symbol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Symbol" fo:font-family="Symbol" style:font-family-generic="roman" style:font-pitch="variable" style:font-charset="x-symbol"/>
    </style:style>
    <style:style style:name="WW8Num8z1" style:family="text">
      <style:text-properties style:font-name="Courier New1" fo:font-family="'Courier New'" style:font-family-generic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1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0z3" style:family="text">
      <style:text-properties style:font-name="Symbol" fo:font-family="Symbol" style:font-family-generic="roman" style:font-pitch="variable" style:font-charset="x-symbol"/>
    </style:style>
    <style:style style:name="WW8Num13z0" style:family="text">
      <style:text-properties style:font-name="Symbol" fo:font-family="Symbol" style:font-family-generic="roman" style:font-pitch="variable" style:font-charset="x-symbol"/>
    </style:style>
    <style:style style:name="WW8Num13z1" style:family="text">
      <style:text-properties style:font-name="Courier New1" fo:font-family="'Courier New'" style:font-family-generic="modern"/>
    </style:style>
    <style:style style:name="WW8Num13z2" style:family="text">
      <style:text-properties style:font-name="Wingdings" fo:font-family="Wingdings" style:font-pitch="variable" style:font-charset="x-symbol"/>
    </style:style>
    <style:style style:name="WW8Num14z0" style:family="text">
      <style:text-properties style:font-name="Symbol" fo:font-family="Symbol" style:font-family-generic="roman" style:font-pitch="variable" style:font-charset="x-symbol"/>
    </style:style>
    <style:style style:name="WW8Num14z1" style:family="text">
      <style:text-properties style:font-name="Courier New1" fo:font-family="'Courier New'" style:font-family-generic="modern"/>
    </style:style>
    <style:style style:name="WW8Num14z2" style:family="text">
      <style:text-properties style:font-name="Wingdings" fo:font-family="Wingdings" style:font-pitch="variable" style:font-charset="x-symbol"/>
    </style:style>
    <style:style style:name="WW8Num18z0" style:family="text">
      <style:text-properties fo:color="#000000"/>
    </style:style>
    <style:style style:name="WW8Num19z0" style:family="text">
      <style:text-properties style:font-name="Symbol" fo:font-family="Symbol" style:font-family-generic="roman" style:font-pitch="variable" style:font-charset="x-symbol"/>
    </style:style>
    <style:style style:name="WW8Num21z0" style:family="text">
      <style:text-properties style:font-name="Symbol" fo:font-family="Symbol" style:font-family-generic="roman" style:font-pitch="variable" style:font-charset="x-symbol"/>
    </style:style>
    <style:style style:name="WW8Num21z1" style:family="text">
      <style:text-properties style:font-name="Courier New1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1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/>
    </style:style>
    <style:style style:name="WW8Num23z1" style:family="text">
      <style:text-properties style:font-name="Courier New1" fo:font-family="'Courier New'" style:font-family-generic="modern"/>
    </style:style>
    <style:style style:name="WW8Num23z2" style:family="text">
      <style:text-properties style:font-name="Wingdings" fo:font-family="Wingdings" style:font-pitch="variable" style:font-charset="x-symbol"/>
    </style:style>
    <style:style style:name="WW8Num24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4z1" style:family="text">
      <style:text-properties style:font-name="Courier New1" fo:font-family="'Courier New'" style:font-family-generic="modern"/>
    </style:style>
    <style:style style:name="WW8Num24z2" style:family="text">
      <style:text-properties style:font-name="Wingdings" fo:font-family="Wingdings" style:font-pitch="variable" style:font-charset="x-symbol"/>
    </style:style>
    <style:style style:name="WW8Num24z3" style:family="text">
      <style:text-properties style:font-name="Symbol" fo:font-family="Symbol" style:font-family-generic="roman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1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1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1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1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1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Symbol" fo:font-family="Symbol" style:font-family-generic="roman" style:font-pitch="variable" style:font-charset="x-symbol"/>
    </style:style>
    <style:style style:name="WW8Num53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53z2" style:family="text">
      <style:text-properties style:font-name="Wingdings" fo:font-family="Wingdings" style:font-pitch="variable" style:font-charset="x-symbol"/>
    </style:style>
    <style:style style:name="WW8Num54z0" style:family="text">
      <style:text-properties style:font-name="Symbol" fo:font-family="Symbol" style:font-family-generic="roman" style:font-pitch="variable" style:font-charset="x-symbol"/>
    </style:style>
    <style:style style:name="WW8Num54z1" style:family="text">
      <style:text-properties style:font-name="Courier New1" fo:font-family="'Courier New'" style:font-family-generic="modern"/>
    </style:style>
    <style:style style:name="WW8Num54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1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61z0" style:family="text">
      <style:text-properties style:font-name="Symbol" fo:font-family="Symbol" style:font-family-generic="roman" style:font-pitch="variable" style:font-charset="x-symbol"/>
    </style:style>
    <style:style style:name="WW8Num61z1" style:family="text">
      <style:text-properties style:font-name="Courier New1" fo:font-family="'Courier New'" style:font-family-generic="modern"/>
    </style:style>
    <style:style style:name="WW8Num61z2" style:family="text">
      <style:text-properties style:font-name="Wingdings" fo:font-family="Wingdings" style:font-pitch="variable" style:font-charset="x-symbol"/>
    </style:style>
    <style:style style:name="WW8Num67z1" style:family="text">
      <style:text-properties style:font-name="Courier New1" fo:font-family="'Courier New'" style:font-family-generic="modern"/>
    </style:style>
    <style:style style:name="WW8Num67z2" style:family="text">
      <style:text-properties style:font-name="Wingdings" fo:font-family="Wingdings" style:font-pitch="variable" style:font-charset="x-symbol"/>
    </style:style>
    <style:style style:name="WW8Num67z3" style:family="text">
      <style:text-properties style:font-name="Symbol" fo:font-family="Symbol" style:font-family-generic="roman" style:font-pitch="variable" style:font-charset="x-symbol"/>
    </style:style>
    <style:style style:name="WW8Num78z0" style:family="text">
      <style:text-properties style:font-name="Symbol" fo:font-family="Symbol" style:font-family-generic="roman" style:font-pitch="variable" style:font-charset="x-symbol"/>
    </style:style>
    <style:style style:name="WW8Num78z1" style:family="text">
      <style:text-properties style:font-name="Courier New1" fo:font-family="'Courier New'" style:font-family-generic="modern"/>
    </style:style>
    <style:style style:name="WW8Num78z2" style:family="text">
      <style:text-properties style:font-name="Wingdings" fo:font-family="Wingdings" style:font-pitch="variable" style:font-charset="x-symbol"/>
    </style:style>
    <style:style style:name="WW8Num87z1" style:family="text">
      <style:text-properties style:font-name="Symbol" fo:font-family="Symbol" style:font-family-generic="roman" style:font-pitch="variable" style:font-charset="x-symbol"/>
    </style:style>
    <style:style style:name="WW8Num89z0" style:family="text">
      <style:text-properties style:font-name="Symbol" fo:font-family="Symbol" style:font-family-generic="roman" style:font-pitch="variable" style:font-charset="x-symbol"/>
    </style:style>
    <style:style style:name="WW8Num89z1" style:family="text">
      <style:text-properties style:font-name="Courier New1" fo:font-family="'Courier New'" style:font-family-generic="modern"/>
    </style:style>
    <style:style style:name="WW8Num89z2" style:family="text">
      <style:text-properties style:font-name="Wingdings" fo:font-family="Wingdings" style:font-pitch="variable" style:font-charset="x-symbol"/>
    </style:style>
    <style:style style:name="WW8Num93z0" style:family="text">
      <style:text-properties fo:color="#000000"/>
    </style:style>
    <style:style style:name="WW8Num95z0" style:family="text">
      <style:text-properties style:font-name="Symbol" fo:font-family="Symbol" style:font-family-generic="roman" style:font-pitch="variable" style:font-charset="x-symbol"/>
    </style:style>
    <style:style style:name="WW8Num9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95z2" style:family="text">
      <style:text-properties style:font-name="Wingdings" fo:font-family="Wingdings" style:font-pitch="variable" style:font-charset="x-symbol"/>
    </style:style>
    <style:style style:name="WW8Num99z1" style:family="text">
      <style:text-properties style:font-name="Courier New1" fo:font-family="'Courier New'" style:font-family-generic="modern"/>
    </style:style>
    <style:style style:name="WW8Num99z2" style:family="text">
      <style:text-properties style:font-name="Wingdings" fo:font-family="Wingdings" style:font-pitch="variable" style:font-charset="x-symbol"/>
    </style:style>
    <style:style style:name="WW8Num99z3" style:family="text">
      <style:text-properties style:font-name="Symbol" fo:font-family="Symbol" style:font-family-generic="roman" style:font-pitch="variable" style:font-charset="x-symbol"/>
    </style:style>
    <style:style style:name="WW8Num101z0" style:family="text">
      <style:text-properties style:font-name="Symbol" fo:font-family="Symbol" style:font-family-generic="roman" style:font-pitch="variable" style:font-charset="x-symbol"/>
    </style:style>
    <style:style style:name="WW8Num102z0" style:family="text">
      <style:text-properties style:font-name="Symbol" fo:font-family="Symbol" style:font-family-generic="roman" style:font-pitch="variable" style:font-charset="x-symbol"/>
    </style:style>
    <style:style style:name="WW8Num102z1" style:family="text">
      <style:text-properties style:font-name="Courier New1" fo:font-family="'Courier New'" style:font-family-generic="modern"/>
    </style:style>
    <style:style style:name="WW8Num102z2" style:family="text">
      <style:text-properties style:font-name="Wingdings" fo:font-family="Wingdings" style:font-pitch="variable" style:font-charset="x-symbol"/>
    </style:style>
    <style:style style:name="WW8Num105z0" style:family="text">
      <style:text-properties style:font-name="Symbol" fo:font-family="Symbol" style:font-family-generic="roman" style:font-pitch="variable" style:font-charset="x-symbol"/>
    </style:style>
    <style:style style:name="WW8Num105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5z2" style:family="text">
      <style:text-properties style:font-name="Wingdings" fo:font-family="Wingdings" style:font-pitch="variable" style:font-charset="x-symbol"/>
    </style:style>
    <style:style style:name="WW8Num106z0" style:family="text">
      <style:text-properties style:font-name="Symbol" fo:font-family="Symbol" style:font-family-generic="roman" style:font-pitch="variable" style:font-charset="x-symbol"/>
    </style:style>
    <style:style style:name="WW8Num106z1" style:family="text">
      <style:text-properties style:font-name="Courier New1" fo:font-family="'Courier New'" style:font-family-generic="modern"/>
    </style:style>
    <style:style style:name="WW8Num106z2" style:family="text">
      <style:text-properties style:font-name="Wingdings" fo:font-family="Wingdings" style:font-pitch="variable" style:font-charset="x-symbol"/>
    </style:style>
    <style:style style:name="WW8Num108z0" style:family="text">
      <style:text-properties style:font-name="Symbol" fo:font-family="Symbol" style:font-family-generic="roman" style:font-pitch="variable" style:font-charset="x-symbol"/>
    </style:style>
    <style:style style:name="WW8Num108z1" style:family="text">
      <style:text-properties style:font-name="Courier New1" fo:font-family="'Courier New'" style:font-family-generic="modern"/>
    </style:style>
    <style:style style:name="WW8Num108z2" style:family="text">
      <style:text-properties style:font-name="Wingdings" fo:font-family="Wingdings" style:font-pitch="variable" style:font-charset="x-symbol"/>
    </style:style>
    <style:style style:name="WW8Num109z0" style:family="text">
      <style:text-properties style:font-name="Symbol" fo:font-family="Symbol" style:font-family-generic="roman" style:font-pitch="variable" style:font-charset="x-symbol"/>
    </style:style>
    <style:style style:name="WW8Num109z1" style:family="text">
      <style:text-properties style:font-name="Courier New1" fo:font-family="'Courier New'" style:font-family-generic="modern"/>
    </style:style>
    <style:style style:name="WW8Num109z2" style:family="text">
      <style:text-properties style:font-name="Wingdings" fo:font-family="Wingdings" style:font-pitch="variable" style:font-charset="x-symbol"/>
    </style:style>
    <style:style style:name="WW8Num110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0z1" style:family="text">
      <style:text-properties style:font-name="Courier New1" fo:font-family="'Courier New'" style:font-family-generic="modern"/>
    </style:style>
    <style:style style:name="WW8Num110z2" style:family="text">
      <style:text-properties style:font-name="Wingdings" fo:font-family="Wingdings" style:font-pitch="variable" style:font-charset="x-symbol"/>
    </style:style>
    <style:style style:name="WW8Num110z3" style:family="text">
      <style:text-properties style:font-name="Symbol" fo:font-family="Symbol" style:font-family-generic="roman" style:font-pitch="variable" style:font-charset="x-symbol"/>
    </style:style>
    <style:style style:name="WW8Num112z0" style:family="text">
      <style:text-properties style:font-name="Symbol" fo:font-family="Symbol" style:font-family-generic="roman" style:font-pitch="variable" style:font-charset="x-symbol"/>
    </style:style>
    <style:style style:name="WW8Num112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2z2" style:family="text">
      <style:text-properties style:font-name="Wingdings" fo:font-family="Wingdings" style:font-pitch="variable" style:font-charset="x-symbol"/>
    </style:style>
    <style:style style:name="WW8Num117z0" style:family="text">
      <style:text-properties style:font-name="Symbol" fo:font-family="Symbol" style:font-family-generic="roman" style:font-pitch="variable" style:font-charset="x-symbol"/>
    </style:style>
    <style:style style:name="WW8Num117z1" style:family="text">
      <style:text-properties style:font-name="Courier New1" fo:font-family="'Courier New'" style:font-family-generic="modern"/>
    </style:style>
    <style:style style:name="WW8Num117z2" style:family="text">
      <style:text-properties style:font-name="Wingdings" fo:font-family="Wingdings" style:font-pitch="variable" style:font-charset="x-symbol"/>
    </style:style>
    <style:style style:name="WW8Num118z0" style:family="text">
      <style:text-properties style:font-name="Symbol" fo:font-family="Symbol" style:font-family-generic="roman" style:font-pitch="variable" style:font-charset="x-symbol"/>
    </style:style>
    <style:style style:name="WW8Num11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18z2" style:family="text">
      <style:text-properties style:font-name="Wingdings" fo:font-family="Wingdings" style:font-pitch="variable" style:font-charset="x-symbol"/>
    </style:style>
    <style:style style:name="WW8Num119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19z1" style:family="text">
      <style:text-properties style:font-name="Courier New1" fo:font-family="'Courier New'" style:font-family-generic="modern"/>
    </style:style>
    <style:style style:name="WW8Num119z2" style:family="text">
      <style:text-properties style:font-name="Wingdings" fo:font-family="Wingdings" style:font-pitch="variable" style:font-charset="x-symbol"/>
    </style:style>
    <style:style style:name="WW8Num119z3" style:family="text">
      <style:text-properties style:font-name="Symbol" fo:font-family="Symbol" style:font-family-generic="roman" style:font-pitch="variable" style:font-charset="x-symbol"/>
    </style:style>
    <style:style style:name="WW8Num120z0" style:family="text">
      <style:text-properties style:font-name="Symbol" fo:font-family="Symbol" style:font-family-generic="roman" style:font-pitch="variable" style:font-charset="x-symbol"/>
    </style:style>
    <style:style style:name="WW8Num120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20z2" style:family="text">
      <style:text-properties style:font-name="Wingdings" fo:font-family="Wingdings" style:font-pitch="variable" style:font-charset="x-symbol"/>
    </style:style>
    <style:style style:name="WW8Num121z0" style:family="text">
      <style:text-properties style:font-name="Symbol" fo:font-family="Symbol" style:font-family-generic="roman" style:font-pitch="variable" style:font-charset="x-symbol"/>
    </style:style>
    <style:style style:name="WW8Num121z1" style:family="text">
      <style:text-properties style:font-name="Courier New1" fo:font-family="'Courier New'" style:font-family-generic="modern"/>
    </style:style>
    <style:style style:name="WW8Num121z2" style:family="text">
      <style:text-properties style:font-name="Wingdings" fo:font-family="Wingdings" style:font-pitch="variable" style:font-charset="x-symbol"/>
    </style:style>
    <style:style style:name="WW8Num122z0" style:family="text">
      <style:text-properties style:font-name="Symbol" fo:font-family="Symbol" style:font-family-generic="roman" style:font-pitch="variable" style:font-charset="x-symbol"/>
    </style:style>
    <style:style style:name="WW8Num122z1" style:family="text">
      <style:text-properties style:font-name="Courier New1" fo:font-family="'Courier New'" style:font-family-generic="modern"/>
    </style:style>
    <style:style style:name="WW8Num122z2" style:family="text">
      <style:text-properties style:font-name="Wingdings" fo:font-family="Wingdings" style:font-pitch="variable" style:font-charset="x-symbol"/>
    </style:style>
    <style:style style:name="WW8Num124z0" style:family="text">
      <style:text-properties fo:color="#000000"/>
    </style:style>
    <style:style style:name="WW8Num126z0" style:family="text">
      <style:text-properties style:font-name="Symbol" fo:font-family="Symbol" style:font-family-generic="roman" style:font-pitch="variable" style:font-charset="x-symbol"/>
    </style:style>
    <style:style style:name="WW8Num126z1" style:family="text">
      <style:text-properties style:font-name="Courier New1" fo:font-family="'Courier New'" style:font-family-generic="modern"/>
    </style:style>
    <style:style style:name="WW8Num126z2" style:family="text">
      <style:text-properties style:font-name="Wingdings" fo:font-family="Wingdings" style:font-pitch="variable" style:font-charset="x-symbol"/>
    </style:style>
    <style:style style:name="WW8Num128z0" style:family="text">
      <style:text-properties style:font-name="Verdana" fo:font-family="Verdana" style:font-family-generic="swiss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28z1" style:family="text">
      <style:text-properties style:font-name="Courier New1" fo:font-family="'Courier New'" style:font-family-generic="modern"/>
    </style:style>
    <style:style style:name="WW8Num128z2" style:family="text">
      <style:text-properties style:font-name="Wingdings" fo:font-family="Wingdings" style:font-pitch="variable" style:font-charset="x-symbol"/>
    </style:style>
    <style:style style:name="WW8Num128z3" style:family="text">
      <style:text-properties style:font-name="Symbol" fo:font-family="Symbol" style:font-family-generic="roman" style:font-pitch="variable" style:font-charset="x-symbol"/>
    </style:style>
    <style:style style:name="WW8Num130z0" style:family="text">
      <style:text-properties style:font-name="Symbol" fo:font-family="Symbol" style:font-family-generic="roman" style:font-pitch="variable" style:font-charset="x-symbol"/>
    </style:style>
    <style:style style:name="WW8Num133z0" style:family="text">
      <style:text-properties style:font-name="Symbol" fo:font-family="Symbol" style:font-family-generic="roman" style:font-pitch="variable" style:font-charset="x-symbol"/>
    </style:style>
    <style:style style:name="WW8Num133z1" style:family="text">
      <style:text-properties style:font-name="Courier New1" fo:font-family="'Courier New'" style:font-family-generic="modern"/>
    </style:style>
    <style:style style:name="WW8Num133z2" style:family="text">
      <style:text-properties style:font-name="Wingdings" fo:font-family="Wingdings" style:font-pitch="variable" style:font-charset="x-symbol"/>
    </style:style>
    <style:style style:name="WW8Num134z0" style:family="text">
      <style:text-properties style:font-name="Symbol" fo:font-family="Symbol" style:font-family-generic="roman" style:font-pitch="variable" style:font-charset="x-symbol"/>
    </style:style>
    <style:style style:name="WW8Num134z1" style:family="text">
      <style:text-properties style:font-name="Arial1" fo:font-family="Arial" style:font-family-generic="swiss" style:font-pitch="variable" style:font-name-asian="Times New Roman" style:font-family-asian="'Times New Roman'" style:font-family-generic-asian="roman" style:font-pitch-asian="variable" style:font-name-complex="Arial1" style:font-family-complex="Arial" style:font-family-generic-complex="swiss" style:font-pitch-complex="variable"/>
    </style:style>
    <style:style style:name="WW8Num134z2" style:family="text">
      <style:text-properties style:font-name="Wingdings" fo:font-family="Wingdings" style:font-pitch="variable" style:font-charset="x-symbol"/>
    </style:style>
    <style:style style:name="WW8Num134z4" style:family="text">
      <style:text-properties style:font-name="Courier New1" fo:font-family="'Courier New'" style:font-family-generic="modern"/>
    </style:style>
    <style:style style:name="WW8Num135z0" style:family="text">
      <style:text-properties style:font-name="Symbol" fo:font-family="Symbol" style:font-family-generic="roman" style:font-pitch="variable" style:font-charset="x-symbol"/>
    </style:style>
    <style:style style:name="WW8Num135z1" style:family="text">
      <style:text-properties style:font-name="Courier New1" fo:font-family="'Courier New'" style:font-family-generic="modern"/>
    </style:style>
    <style:style style:name="WW8Num135z2" style:family="text">
      <style:text-properties style:font-name="Wingdings" fo:font-family="Wingdings" style:font-pitch="variable" style:font-charset="x-symbol"/>
    </style:style>
    <style:style style:name="WW8Num137z0" style:family="text">
      <style:text-properties fo:font-weight="normal" style:font-weight-asian="normal"/>
    </style:style>
    <style:style style:name="WW8Num140z0" style:family="text">
      <style:text-properties style:font-name="Symbol" fo:font-family="Symbol" style:font-family-generic="roman" style:font-pitch="variable" style:font-charset="x-symbol"/>
    </style:style>
    <style:style style:name="WW8Num140z1" style:family="text">
      <style:text-properties style:font-name="Courier New1" fo:font-family="'Courier New'" style:font-family-generic="modern"/>
    </style:style>
    <style:style style:name="WW8Num140z2" style:family="text">
      <style:text-properties style:font-name="Wingdings" fo:font-family="Wingdings" style:font-pitch="variable" style:font-charset="x-symbol"/>
    </style:style>
    <style:style style:name="WW8Num144z0" style:family="text">
      <style:text-properties style:font-name="Symbol" fo:font-family="Symbol" style:font-family-generic="roman" style:font-pitch="variable" style:font-charset="x-symbol"/>
    </style:style>
    <style:style style:name="WW8Num144z1" style:family="text">
      <style:text-properties style:font-name="Courier New1" fo:font-family="'Courier New'" style:font-family-generic="modern"/>
    </style:style>
    <style:style style:name="WW8Num144z2" style:family="text">
      <style:text-properties style:font-name="Wingdings" fo:font-family="Wingdings" style:font-pitch="variable" style:font-charset="x-symbol"/>
    </style:style>
    <style:style style:name="WW8Num145z0" style:family="text">
      <style:text-properties fo:color="#000000"/>
    </style:style>
    <style:style style:name="WW8Num152z0" style:family="text">
      <style:text-properties style:font-name="Symbol" fo:font-family="Symbol" style:font-family-generic="roman" style:font-pitch="variable" style:font-charset="x-symbol"/>
    </style:style>
    <style:style style:name="WW8Num152z1" style:family="text">
      <style:text-properties style:font-name="Courier New1" fo:font-family="'Courier New'" style:font-family-generic="modern"/>
    </style:style>
    <style:style style:name="WW8Num152z2" style:family="text">
      <style:text-properties style:font-name="Wingdings" fo:font-family="Wingdings" style:font-pitch="variable" style:font-charset="x-symbol"/>
    </style:style>
    <style:style style:name="WW8Num154z0" style:family="text">
      <style:text-properties style:font-name="Symbol" fo:font-family="Symbol" style:font-family-generic="roman" style:font-pitch="variable" style:font-charset="x-symbol"/>
    </style:style>
    <style:style style:name="WW8Num154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54z2" style:family="text">
      <style:text-properties style:font-name="Wingdings" fo:font-family="Wingdings" style:font-pitch="variable" style:font-charset="x-symbol"/>
    </style:style>
    <style:style style:name="WW8Num156z0" style:family="text">
      <style:text-properties style:font-name="Symbol" fo:font-family="Symbol" style:font-family-generic="roman" style:font-pitch="variable" style:font-charset="x-symbol"/>
    </style:style>
    <style:style style:name="WW8Num156z1" style:family="text">
      <style:text-properties style:font-name="Courier New1" fo:font-family="'Courier New'" style:font-family-generic="modern"/>
    </style:style>
    <style:style style:name="WW8Num156z2" style:family="text">
      <style:text-properties style:font-name="Wingdings" fo:font-family="Wingdings" style:font-pitch="variable" style:font-charset="x-symbol"/>
    </style:style>
    <style:style style:name="WW8Num157z0" style:family="text">
      <style:text-properties style:font-name="Symbol" fo:font-family="Symbol" style:font-family-generic="roman" style:font-pitch="variable" style:font-charset="x-symbol"/>
    </style:style>
    <style:style style:name="WW8Num157z1" style:family="text">
      <style:text-properties style:font-name="Courier New1" fo:font-family="'Courier New'" style:font-family-generic="modern"/>
    </style:style>
    <style:style style:name="WW8Num157z2" style:family="text">
      <style:text-properties style:font-name="Wingdings" fo:font-family="Wingdings" style:font-pitch="variable" style:font-charset="x-symbol"/>
    </style:style>
    <style:style style:name="WW8Num158z0" style:family="text">
      <style:text-properties style:font-name="Symbol" fo:font-family="Symbol" style:font-family-generic="roman" style:font-pitch="variable" style:font-charset="x-symbol"/>
    </style:style>
    <style:style style:name="WW8Num158z1" style:family="text">
      <style:text-properties style:font-name="Courier New1" fo:font-family="'Courier New'" style:font-family-generic="modern"/>
    </style:style>
    <style:style style:name="WW8Num158z2" style:family="text">
      <style:text-properties style:font-name="Wingdings" fo:font-family="Wingdings" style:font-pitch="variable" style:font-charset="x-symbol"/>
    </style:style>
    <style:style style:name="WW8Num161z0" style:family="text">
      <style:text-properties style:font-name="Symbol" fo:font-family="Symbol" style:font-family-generic="roman" style:font-pitch="variable" style:font-charset="x-symbol"/>
    </style:style>
    <style:style style:name="WW8Num161z1" style:family="text">
      <style:text-properties style:font-name="Courier New1" fo:font-family="'Courier New'" style:font-family-generic="modern"/>
    </style:style>
    <style:style style:name="WW8Num161z2" style:family="text">
      <style:text-properties style:font-name="Wingdings" fo:font-family="Wingdings" style:font-pitch="variable" style:font-charset="x-symbol"/>
    </style:style>
    <style:style style:name="WW8NumSt5z0" style:family="text">
      <style:text-properties style:font-name="Symbol" fo:font-family="Symbol" style:font-family-generic="roman" style:font-pitch="variable" style:font-charset="x-symbol"/>
    </style:style>
    <style:style style:name="WW8NumSt6z0" style:family="text">
      <style:text-properties style:font-name="Symbol" fo:font-family="Symbol" style:font-family-generic="roman" style:font-pitch="variable" style:font-charset="x-symbol"/>
    </style:style>
    <style:style style:name="WW8NumSt12z0" style:family="text">
      <style:text-properties style:font-name="Symbol" fo:font-family="Symbol" style:font-family-generic="roman" style:font-pitch="variable" style:font-charset="x-symbol"/>
    </style:style>
    <style:style style:name="WW8NumSt36z0" style:family="text">
      <style:text-properties style:font-name="Wingdings" fo:font-family="Wingdings" style:font-pitch="variable" style:font-charset="x-symbol"/>
    </style:style>
    <style:style style:name="WW8NumSt45z0" style:family="text">
      <style:text-properties style:font-name="Symbol" fo:font-family="Symbol" style:font-family-generic="roman" style:font-pitch="variable" style:font-charset="x-symbol"/>
    </style:style>
    <style:style style:name="WW8NumSt48z0" style:family="text">
      <style:text-properties style:font-name="Symbol" fo:font-family="Symbol" style:font-family-generic="roman" style:font-pitch="variable" style:font-charset="x-symbol"/>
    </style:style>
    <style:style style:name="WW8NumSt51z0" style:family="text">
      <style:text-properties style:font-name="Arial1" fo:font-family="Arial" style:font-family-generic="swiss" style:font-pitch="variable"/>
    </style:style>
    <style:style style:name="WW8NumSt57z0" style:family="text">
      <style:text-properties style:font-name="Symbol" fo:font-family="Symbol" style:font-family-generic="roman" style:font-pitch="variable" style:font-charset="x-symbol"/>
    </style:style>
    <style:style style:name="WW8NumSt61z0" style:family="text">
      <style:text-properties style:font-name="Symbol" fo:font-family="Symbol" style:font-family-generic="roman" style:font-pitch="variable" style:font-charset="x-symbol"/>
    </style:style>
    <style:style style:name="WW8NumSt63z0" style:family="text">
      <style:text-properties style:font-name="Wingdings" fo:font-family="Wingdings" style:font-pitch="variable" style:font-charset="x-symbol"/>
    </style:style>
    <style:style style:name="WW8NumSt76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0z0" style:family="text">
      <style:text-properties fo:color="#000000" style:font-name="Wingdings" fo:font-family="Wingdings" style:font-pitch="variable" style:font-charset="x-symbol"/>
    </style:style>
    <style:style style:name="WW8NumSt87z0" style:family="text">
      <style:text-properties style:font-name="Symbol" fo:font-family="Symbol" style:font-family-generic="roman" style:font-pitch="variable" style:font-charset="x-symbol"/>
    </style:style>
    <style:style style:name="WW8NumSt88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89z0" style:family="text">
      <style:text-properties style:font-name="Symbol" fo:font-family="Symbol" style:font-family-generic="roman" style:font-pitch="variable" style:font-charset="x-symbol" fo:font-size="14pt" style:font-size-asian="14pt"/>
    </style:style>
    <style:style style:name="WW8NumSt95z0" style:family="text">
      <style:text-properties style:font-name="Symbol" fo:font-family="Symbol" style:font-family-generic="roman" style:font-pitch="variable" style:font-charset="x-symbol"/>
    </style:style>
    <style:style style:name="WW8NumSt96z0" style:family="text">
      <style:text-properties style:font-name="Symbol" fo:font-family="Symbol" style:font-family-generic="roman" style:font-pitch="variable" style:font-charset="x-symbol"/>
    </style:style>
    <style:style style:name="WW8NumSt99z0" style:family="text">
      <style:text-properties style:font-name="Symbol" fo:font-family="Symbol" style:font-family-generic="roman" style:font-pitch="variable" style:font-charset="x-symbol"/>
    </style:style>
    <style:style style:name="WW-Fuente_20_de_20_párrafo_20_predeter." style:display-name="WW-Fuente de párrafo predeter." style:family="text"/>
    <style:style style:name="Source_20_Text" style:display-name="Source Text" style:family="text">
      <style:text-properties style:font-name="Bitstream Vera Sans Mono" fo:font-family="'Bitstream Vera Sans Mono'" style:font-family-generic="modern" style:font-pitch="fixed" fo:font-size="10pt" fo:font-weight="bold" style:font-name-asian="Bitstream Vera Sans Mono" style:font-family-asian="'Bitstream Vera Sans Mono'" style:font-family-generic-asian="modern" style:font-pitch-asian="fixed" style:font-name-complex="Bitstream Vera Sans Mono" style:font-family-complex="'Bitstream Vera Sans Mono'" style:font-family-generic-complex="modern" style:font-pitch-complex="fixe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space-before="1.4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998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499cm"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min-label-width="0.635cm"/>
        <style:text-properties style:font-name="Symbol"/>
      </text:list-level-style-bullet>
      <text:list-level-style-bullet text:level="2" text:style-name="WW8Num8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8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8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3.133cm" text:min-label-width="0.635cm"/>
      </text:list-level-style-number>
      <text:list-level-style-bullet text:level="2" text:style-name="WW8Num10z1" text:bullet-char="o">
        <style:list-level-properties text:space-before="4.403cm" text:min-label-width="0.635cm"/>
        <style:text-properties style:font-name="Courier New2"/>
      </text:list-level-style-bullet>
      <text:list-level-style-bullet text:level="3" text:style-name="WW8Num10z2" text:bullet-char="">
        <style:list-level-properties text:space-before="5.673cm" text:min-label-width="0.635cm"/>
        <style:text-properties style:font-name="Wingdings"/>
      </text:list-level-style-bullet>
      <text:list-level-style-bullet text:level="4" text:style-name="WW8Num10z3" text:bullet-char="">
        <style:list-level-properties text:space-before="6.943cm" text:min-label-width="0.635cm"/>
        <style:text-properties style:font-name="Symbol"/>
      </text:list-level-style-bullet>
      <text:list-level-style-bullet text:level="5" text:style-name="WW8Num10z1" text:bullet-char="o">
        <style:list-level-properties text:space-before="8.213cm" text:min-label-width="0.635cm"/>
        <style:text-properties style:font-name="Courier New2"/>
      </text:list-level-style-bullet>
      <text:list-level-style-bullet text:level="6" text:style-name="WW8Num10z2" text:bullet-char="">
        <style:list-level-properties text:space-before="9.483cm" text:min-label-width="0.635cm"/>
        <style:text-properties style:font-name="Wingdings"/>
      </text:list-level-style-bullet>
      <text:list-level-style-bullet text:level="7" text:style-name="WW8Num10z3" text:bullet-char="">
        <style:list-level-properties text:space-before="10.753cm" text:min-label-width="0.635cm"/>
        <style:text-properties style:font-name="Symbol"/>
      </text:list-level-style-bullet>
      <text:list-level-style-bullet text:level="8" text:style-name="WW8Num10z1" text:bullet-char="o">
        <style:list-level-properties text:space-before="12.023cm" text:min-label-width="0.635cm"/>
        <style:text-properties style:font-name="Courier New2"/>
      </text:list-level-style-bullet>
      <text:list-level-style-bullet text:level="9" text:style-name="WW8Num10z2" text:bullet-char="">
        <style:list-level-properties text:space-before="13.29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" text:consecutive-numbering="true">
      <text:list-level-style-bullet text:level="1" text:style-name="WW8Num1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" text:consecutive-numbering="true">
      <text:list-level-style-bullet text:level="1" text:style-name="WW8Num1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7" text:consecutive-numbering="true">
      <text:list-level-style-number text:level="1" style:num-prefix="(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8" text:consecutive-numbering="true">
      <text:list-level-style-number text:level="1" text:style-name="WW8Num18z0" style:num-suffix="." style:num-format="i">
        <style:list-level-properties text:space-before="1.016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9" text:consecutive-numbering="true">
      <text:list-level-style-bullet text:level="1" text:style-name="WW8Num19z0" text:bullet-char="">
        <style:list-level-properties text:space-before="0.635cm" text:min-label-width="0.635cm"/>
        <style:text-properties style:font-name="Symbol"/>
      </text:list-level-style-bullet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1" text:consecutive-numbering="true">
      <text:list-level-style-bullet text:level="1" text:style-name="WW8Num2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bullet text:level="2" text:style-name="WW8Num23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2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2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23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2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2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23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2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4" text:consecutive-numbering="true">
      <text:list-level-style-bullet text:level="1" text:style-name="WW8Num24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2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2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4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2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4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2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5" text:consecutive-numbering="true">
      <text:list-level-style-number text:level="1" style:num-suffix="." style:num-format="i">
        <style:list-level-properties text:space-before="0.635cm" text:min-label-width="1.27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2.413cm" text:min-label-width="0.635cm"/>
        <style:text-properties style:font-name="Courier New2"/>
      </text:list-level-style-bullet>
      <text:list-level-style-bullet text:level="3" text:style-name="WW8Num26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6.223cm" text:min-label-width="0.635cm"/>
        <style:text-properties style:font-name="Courier New2"/>
      </text:list-level-style-bullet>
      <text:list-level-style-bullet text:level="6" text:style-name="WW8Num26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10.033cm" text:min-label-width="0.635cm"/>
        <style:text-properties style:font-name="Courier New2"/>
      </text:list-level-style-bullet>
      <text:list-level-style-bullet text:level="9" text:style-name="WW8Num26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0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1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6" text:consecutive-numbering="true">
      <text:list-level-style-number text:level="1" style:num-suffix="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7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3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3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3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1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2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778cm" text:min-label-width="0.635cm"/>
      </text:list-level-style-number>
      <text:list-level-style-number text:level="3" style:num-suffix="." style:num-format="i">
        <style:list-level-properties text:min-label-width="3.683cm" text:min-label-distance="0.318cm" fo:text-align="end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3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6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8" text:consecutive-numbering="true">
      <text:list-level-style-number text:level="1" style:num-suffix=")" style:num-format="a" style:num-letter-sync="true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1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3" text:consecutive-numbering="true">
      <text:list-level-style-bullet text:level="1" text:style-name="WW8Num5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3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4" text:consecutive-numbering="true">
      <text:list-level-style-bullet text:level="1" text:style-name="WW8Num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5" text:consecutive-numbering="true">
      <text:list-level-style-number text:level="1" style:num-suffix="." style:num-format="1">
        <style:list-level-properties text:space-before="0.762cm" text:min-label-width="0.635cm"/>
      </text:list-level-style-number>
      <text:list-level-style-number text:level="2" style:num-suffix="." style:num-format="a" style:num-letter-sync="true">
        <style:list-level-properties text:space-before="2.032cm" text:min-label-width="0.635cm"/>
      </text:list-level-style-number>
      <text:list-level-style-number text:level="3" style:num-suffix="." style:num-format="i">
        <style:list-level-properties text:min-label-width="3.937cm" text:min-label-distance="0.318cm" fo:text-align="end"/>
      </text:list-level-style-number>
      <text:list-level-style-number text:level="4" style:num-suffix="." style:num-format="1">
        <style:list-level-properties text:space-before="4.572cm" text:min-label-width="0.635cm"/>
      </text:list-level-style-number>
      <text:list-level-style-number text:level="5" style:num-suffix="." style:num-format="a" style:num-letter-sync="true">
        <style:list-level-properties text:space-before="5.842cm" text:min-label-width="0.635cm"/>
      </text:list-level-style-number>
      <text:list-level-style-number text:level="6" style:num-suffix="." style:num-format="i">
        <style:list-level-properties text:min-label-width="7.747cm" text:min-label-distance="0.318cm" fo:text-align="end"/>
      </text:list-level-style-number>
      <text:list-level-style-number text:level="7" style:num-suffix="." style:num-format="1">
        <style:list-level-properties text:space-before="8.382cm" text:min-label-width="0.635cm"/>
      </text:list-level-style-number>
      <text:list-level-style-number text:level="8" style:num-suffix="." style:num-format="a" style:num-letter-sync="true">
        <style:list-level-properties text:space-before="9.652cm" text:min-label-width="0.635cm"/>
      </text:list-level-style-number>
      <text:list-level-style-number text:level="9" style:num-suffix="." style:num-format="i">
        <style:list-level-properties text:min-label-width="11.557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8" text:consecutive-numbering="true">
      <text:list-level-style-number text:level="1" style:num-suffix="." style:num-format="1">
        <style:list-level-properties text:space-before="0.9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59" text:consecutive-numbering="true">
      <text:list-level-style-number text:level="1" style:num-suffix=")" style:num-format="1">
        <style:list-level-properties text:space-before="0.529cm" text:min-label-width="0.635cm"/>
      </text:list-level-style-number>
      <text:list-level-style-number text:level="2" style:num-suffix="." style:num-format="a" style:num-letter-sync="true">
        <style:list-level-properties text:space-before="1.799cm" text:min-label-width="0.635cm"/>
      </text:list-level-style-number>
      <text:list-level-style-number text:level="3" style:num-suffix="." style:num-format="i">
        <style:list-level-properties text:min-label-width="3.704cm" text:min-label-distance="0.318cm" fo:text-align="end"/>
      </text:list-level-style-number>
      <text:list-level-style-number text:level="4" style:num-suffix="." style:num-format="1">
        <style:list-level-properties text:space-before="4.339cm" text:min-label-width="0.635cm"/>
      </text:list-level-style-number>
      <text:list-level-style-number text:level="5" style:num-suffix="." style:num-format="a" style:num-letter-sync="true">
        <style:list-level-properties text:space-before="5.609cm" text:min-label-width="0.635cm"/>
      </text:list-level-style-number>
      <text:list-level-style-number text:level="6" style:num-suffix="." style:num-format="i">
        <style:list-level-properties text:min-label-width="7.514cm" text:min-label-distance="0.318cm" fo:text-align="end"/>
      </text:list-level-style-number>
      <text:list-level-style-number text:level="7" style:num-suffix="." style:num-format="1">
        <style:list-level-properties text:space-before="8.149cm" text:min-label-width="0.635cm"/>
      </text:list-level-style-number>
      <text:list-level-style-number text:level="8" style:num-suffix="." style:num-format="a" style:num-letter-sync="true">
        <style:list-level-properties text:space-before="9.419cm" text:min-label-width="0.635cm"/>
      </text:list-level-style-number>
      <text:list-level-style-number text:level="9" style:num-suffix="." style:num-format="i">
        <style:list-level-properties text:min-label-width="11.32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3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4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6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6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6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6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6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8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69" text:consecutive-numbering="true">
      <text:list-level-style-number text:level="1" style:num-suffix=")" style:num-format="1">
        <style:list-level-properties text:space-before="0.499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1" text:consecutive-numbering="true">
      <text:list-level-style-number text:level="1" style:num-suffix="." style:num-format="1">
        <style:list-level-properties text:space-before="1.249cm" text:min-label-width="0.635cm"/>
      </text:list-level-style-number>
      <text:list-level-style-number text:level="2" style:num-suffix="." style:num-format="a" style:num-letter-sync="true">
        <style:list-level-properties text:space-before="2.519cm" text:min-label-width="0.635cm"/>
      </text:list-level-style-number>
      <text:list-level-style-number text:level="3" style:num-suffix="." style:num-format="i">
        <style:list-level-properties text:min-label-width="4.424cm" text:min-label-distance="0.318cm" fo:text-align="end"/>
      </text:list-level-style-number>
      <text:list-level-style-number text:level="4" style:num-suffix="." style:num-format="1">
        <style:list-level-properties text:space-before="5.059cm" text:min-label-width="0.635cm"/>
      </text:list-level-style-number>
      <text:list-level-style-number text:level="5" style:num-suffix="." style:num-format="a" style:num-letter-sync="true">
        <style:list-level-properties text:space-before="6.329cm" text:min-label-width="0.635cm"/>
      </text:list-level-style-number>
      <text:list-level-style-number text:level="6" style:num-suffix="." style:num-format="i">
        <style:list-level-properties text:min-label-width="8.234cm" text:min-label-distance="0.318cm" fo:text-align="end"/>
      </text:list-level-style-number>
      <text:list-level-style-number text:level="7" style:num-suffix="." style:num-format="1">
        <style:list-level-properties text:space-before="8.869cm" text:min-label-width="0.635cm"/>
      </text:list-level-style-number>
      <text:list-level-style-number text:level="8" style:num-suffix="." style:num-format="a" style:num-letter-sync="true">
        <style:list-level-properties text:space-before="10.139cm" text:min-label-width="0.635cm"/>
      </text:list-level-style-number>
      <text:list-level-style-number text:level="9" style:num-suffix="." style:num-format="i">
        <style:list-level-properties text:min-label-width="12.044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905cm" text:min-label-width="0.635cm"/>
      </text:list-level-style-number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4" text:consecutive-numbering="true">
      <text:list-level-style-number text:level="1" style:num-suffix=")" style:num-format="a" style:num-letter-sync="true">
        <style:list-level-properties text:space-before="1.016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6" text:consecutive-numbering="true">
      <text:list-level-style-number text:level="1" style:num-suffix=")" style:num-format="a" style:num-letter-sync="true">
        <style:list-level-properties text:space-before="1.501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7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0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3" text:consecutive-numbering="true">
      <text:list-level-style-number text:level="1" style:num-suffix="." style:num-format="I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4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87z1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8" text:consecutive-numbering="true">
      <text:list-level-style-number text:level="1" style:num-suffix="." style:num-format="1">
        <style:list-level-properties text:space-before="1.143cm" text:min-label-width="0.635cm"/>
      </text:list-level-style-number>
      <text:list-level-style-number text:level="2" style:num-suffix="." style:num-format="a" style:num-letter-sync="true">
        <style:list-level-properties text:space-before="2.413cm" text:min-label-width="0.635cm"/>
      </text:list-level-style-number>
      <text:list-level-style-number text:level="3" style:num-suffix="." style:num-format="i">
        <style:list-level-properties text:min-label-width="4.318cm" text:min-label-distance="0.318cm" fo:text-align="end"/>
      </text:list-level-style-number>
      <text:list-level-style-number text:level="4" style:num-suffix="." style:num-format="1">
        <style:list-level-properties text:space-before="4.953cm" text:min-label-width="0.635cm"/>
      </text:list-level-style-number>
      <text:list-level-style-number text:level="5" style:num-suffix="." style:num-format="a" style:num-letter-sync="true">
        <style:list-level-properties text:space-before="6.223cm" text:min-label-width="0.635cm"/>
      </text:list-level-style-number>
      <text:list-level-style-number text:level="6" style:num-suffix="." style:num-format="i">
        <style:list-level-properties text:min-label-width="8.128cm" text:min-label-distance="0.318cm" fo:text-align="end"/>
      </text:list-level-style-number>
      <text:list-level-style-number text:level="7" style:num-suffix="." style:num-format="1">
        <style:list-level-properties text:space-before="8.763cm" text:min-label-width="0.635cm"/>
      </text:list-level-style-number>
      <text:list-level-style-number text:level="8" style:num-suffix="." style:num-format="a" style:num-letter-sync="true">
        <style:list-level-properties text:space-before="10.033cm" text:min-label-width="0.635cm"/>
      </text:list-level-style-number>
      <text:list-level-style-number text:level="9" style:num-suffix="." style:num-format="i">
        <style:list-level-properties text:min-label-width="11.938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0" text:consecutive-numbering="true">
      <text:list-level-style-number text:level="1" style:num-suffix="." style:num-format="1">
        <style:list-level-properties text:space-before="0.127cm" text:min-label-width="0.635cm"/>
      </text:list-level-style-number>
      <text:list-level-style-number text:level="2" style:num-suffix="." style:num-format="a" style:num-letter-sync="true">
        <style:list-level-properties text:space-before="1.397cm" text:min-label-width="0.635cm"/>
      </text:list-level-style-number>
      <text:list-level-style-number text:level="3" style:num-suffix="." style:num-format="i">
        <style:list-level-properties text:min-label-width="3.302cm" text:min-label-distance="0.318cm" fo:text-align="end"/>
      </text:list-level-style-number>
      <text:list-level-style-number text:level="4" style:num-suffix="." style:num-format="1">
        <style:list-level-properties text:space-before="3.937cm" text:min-label-width="0.635cm"/>
      </text:list-level-style-number>
      <text:list-level-style-number text:level="5" style:num-suffix="." style:num-format="a" style:num-letter-sync="true">
        <style:list-level-properties text:space-before="5.207cm" text:min-label-width="0.635cm"/>
      </text:list-level-style-number>
      <text:list-level-style-number text:level="6" style:num-suffix="." style:num-format="i">
        <style:list-level-properties text:min-label-width="7.112cm" text:min-label-distance="0.318cm" fo:text-align="end"/>
      </text:list-level-style-number>
      <text:list-level-style-number text:level="7" style:num-suffix="." style:num-format="1">
        <style:list-level-properties text:space-before="7.747cm" text:min-label-width="0.635cm"/>
      </text:list-level-style-number>
      <text:list-level-style-number text:level="8" style:num-suffix="." style:num-format="a" style:num-letter-sync="true">
        <style:list-level-properties text:space-before="9.017cm" text:min-label-width="0.635cm"/>
      </text:list-level-style-number>
      <text:list-level-style-number text:level="9" style:num-suffix="." style:num-format="i">
        <style:list-level-properties text:min-label-width="10.922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1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2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3" text:consecutive-numbering="true">
      <text:list-level-style-number text:level="1" text:style-name="WW8Num93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4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5" text:consecutive-numbering="true">
      <text:list-level-style-bullet text:level="1" text:style-name="WW8Num9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5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5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8" text:consecutive-numbering="true">
      <text:list-level-style-number text:level="1" style:num-suffix=".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9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9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9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9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9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0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1" text:consecutive-numbering="true">
      <text:list-level-style-bullet text:level="1" text:style-name="WW8Num101z0" text:bullet-char="">
        <style:list-level-properties text:min-label-width="0.635cm"/>
        <style:text-properties style:font-name="Symbol"/>
      </text:list-level-style-bullet>
      <text:list-level-style-bullet text:level="2" text:style-name="WW8Num101z0" text:bullet-char="">
        <style:list-level-properties text:space-before="1.27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2" text:consecutive-numbering="true">
      <text:list-level-style-bullet text:level="1" text:style-name="WW8Num102z0" text:bullet-char="">
        <style:list-level-properties text:space-before="2.159cm" text:min-label-width="0.635cm"/>
        <style:text-properties style:font-name="Symbol"/>
      </text:list-level-style-bullet>
      <text:list-level-style-bullet text:level="2" text:style-name="WW8Num102z1" text:bullet-char="o">
        <style:list-level-properties text:space-before="3.429cm" text:min-label-width="0.635cm"/>
        <style:text-properties style:font-name="Courier New2"/>
      </text:list-level-style-bullet>
      <text:list-level-style-bullet text:level="3" text:style-name="WW8Num102z2" text:bullet-char="">
        <style:list-level-properties text:space-before="4.699cm" text:min-label-width="0.635cm"/>
        <style:text-properties style:font-name="Wingdings"/>
      </text:list-level-style-bullet>
      <text:list-level-style-bullet text:level="4" text:style-name="WW8Num102z0" text:bullet-char="">
        <style:list-level-properties text:space-before="5.969cm" text:min-label-width="0.635cm"/>
        <style:text-properties style:font-name="Symbol"/>
      </text:list-level-style-bullet>
      <text:list-level-style-bullet text:level="5" text:style-name="WW8Num102z1" text:bullet-char="o">
        <style:list-level-properties text:space-before="7.239cm" text:min-label-width="0.635cm"/>
        <style:text-properties style:font-name="Courier New2"/>
      </text:list-level-style-bullet>
      <text:list-level-style-bullet text:level="6" text:style-name="WW8Num102z2" text:bullet-char="">
        <style:list-level-properties text:space-before="8.509cm" text:min-label-width="0.635cm"/>
        <style:text-properties style:font-name="Wingdings"/>
      </text:list-level-style-bullet>
      <text:list-level-style-bullet text:level="7" text:style-name="WW8Num102z0" text:bullet-char="">
        <style:list-level-properties text:space-before="9.779cm" text:min-label-width="0.635cm"/>
        <style:text-properties style:font-name="Symbol"/>
      </text:list-level-style-bullet>
      <text:list-level-style-bullet text:level="8" text:style-name="WW8Num102z1" text:bullet-char="o">
        <style:list-level-properties text:space-before="11.049cm" text:min-label-width="0.635cm"/>
        <style:text-properties style:font-name="Courier New2"/>
      </text:list-level-style-bullet>
      <text:list-level-style-bullet text:level="9" text:style-name="WW8Num102z2" text:bullet-char="">
        <style:list-level-properties text:space-before="12.31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3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4" text:consecutive-numbering="true">
      <text:list-level-style-number text:level="1" style:num-suffix=")" style:num-format="1">
        <style:list-level-properties text:space-before="0.508cm"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5" text:consecutive-numbering="true">
      <text:list-level-style-bullet text:level="1" text:style-name="WW8Num10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5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5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5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6" text:consecutive-numbering="true">
      <text:list-level-style-bullet text:level="1" text:style-name="WW8Num10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7" text:consecutive-numbering="true">
      <text:list-level-style-number text:level="1" style:num-suffix="." style:num-format="1">
        <style:list-level-properties text:min-label-width="0.501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8" text:consecutive-numbering="true">
      <text:list-level-style-bullet text:level="1" text:style-name="WW8Num108z0" text:bullet-char="">
        <style:list-level-properties text:min-label-width="0.635cm"/>
        <style:text-properties style:font-name="Symbol"/>
      </text:list-level-style-bullet>
      <text:list-level-style-bullet text:level="2" text:style-name="WW8Num108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0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0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08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0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0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08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0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09" text:consecutive-numbering="true">
      <text:list-level-style-bullet text:level="1" text:style-name="WW8Num10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0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0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0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0" text:consecutive-numbering="true">
      <text:list-level-style-bullet text:level="1" text:style-name="WW8Num110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0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0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0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0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0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2" text:consecutive-numbering="true">
      <text:list-level-style-bullet text:level="1" text:style-name="WW8Num112z0" text:bullet-char="">
        <style:list-level-properties text:min-label-width="0.635cm"/>
        <style:text-properties style:font-name="Symbol"/>
      </text:list-level-style-bullet>
      <text:list-level-style-bullet text:level="2" text:style-name="WW8Num112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1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2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1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2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1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3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7" text:consecutive-numbering="true">
      <text:list-level-style-bullet text:level="1" text:style-name="WW8Num11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8" text:consecutive-numbering="true">
      <text:list-level-style-bullet text:level="1" text:style-name="WW8Num118z0" text:bullet-char="">
        <style:list-level-properties text:min-label-width="0.635cm"/>
        <style:text-properties style:font-name="Symbol"/>
      </text:list-level-style-bullet>
      <text:list-level-style-bullet text:level="2" text:style-name="WW8Num118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18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18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18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18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18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18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18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19" text:consecutive-numbering="true">
      <text:list-level-style-bullet text:level="1" text:style-name="WW8Num119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19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1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9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1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9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1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0" text:consecutive-numbering="true">
      <text:list-level-style-bullet text:level="1" text:style-name="WW8Num120z0" text:bullet-char="">
        <style:list-level-properties text:space-before="1.27cm" text:min-label-width="0.635cm"/>
        <style:text-properties style:font-name="Symbol"/>
      </text:list-level-style-bullet>
      <text:list-level-style-bullet text:level="2" text:style-name="WW8Num120z1" text:bullet-char="o">
        <style:list-level-properties text:space-before="2.54cm" text:min-label-width="0.635cm"/>
        <style:text-properties style:font-name="Courier New2"/>
      </text:list-level-style-bullet>
      <text:list-level-style-bullet text:level="3" text:style-name="WW8Num120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120z0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120z1" text:bullet-char="o">
        <style:list-level-properties text:space-before="6.35cm" text:min-label-width="0.635cm"/>
        <style:text-properties style:font-name="Courier New2"/>
      </text:list-level-style-bullet>
      <text:list-level-style-bullet text:level="6" text:style-name="WW8Num120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120z0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120z1" text:bullet-char="o">
        <style:list-level-properties text:space-before="10.16cm" text:min-label-width="0.635cm"/>
        <style:text-properties style:font-name="Courier New2"/>
      </text:list-level-style-bullet>
      <text:list-level-style-bullet text:level="9" text:style-name="WW8Num120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1" text:consecutive-numbering="true">
      <text:list-level-style-bullet text:level="1" text:style-name="WW8Num121z0" text:bullet-char="">
        <style:list-level-properties text:space-before="1.884cm" text:min-label-width="0.635cm"/>
        <style:text-properties style:font-name="Symbol"/>
      </text:list-level-style-bullet>
      <text:list-level-style-bullet text:level="2" text:style-name="WW8Num121z1" text:bullet-char="o">
        <style:list-level-properties text:space-before="3.154cm" text:min-label-width="0.635cm"/>
        <style:text-properties style:font-name="Courier New2"/>
      </text:list-level-style-bullet>
      <text:list-level-style-bullet text:level="3" text:style-name="WW8Num121z2" text:bullet-char="">
        <style:list-level-properties text:space-before="4.424cm" text:min-label-width="0.635cm"/>
        <style:text-properties style:font-name="Wingdings"/>
      </text:list-level-style-bullet>
      <text:list-level-style-bullet text:level="4" text:style-name="WW8Num121z0" text:bullet-char="">
        <style:list-level-properties text:space-before="5.694cm" text:min-label-width="0.635cm"/>
        <style:text-properties style:font-name="Symbol"/>
      </text:list-level-style-bullet>
      <text:list-level-style-bullet text:level="5" text:style-name="WW8Num121z1" text:bullet-char="o">
        <style:list-level-properties text:space-before="6.964cm" text:min-label-width="0.635cm"/>
        <style:text-properties style:font-name="Courier New2"/>
      </text:list-level-style-bullet>
      <text:list-level-style-bullet text:level="6" text:style-name="WW8Num121z2" text:bullet-char="">
        <style:list-level-properties text:space-before="8.234cm" text:min-label-width="0.635cm"/>
        <style:text-properties style:font-name="Wingdings"/>
      </text:list-level-style-bullet>
      <text:list-level-style-bullet text:level="7" text:style-name="WW8Num121z0" text:bullet-char="">
        <style:list-level-properties text:space-before="9.504cm" text:min-label-width="0.635cm"/>
        <style:text-properties style:font-name="Symbol"/>
      </text:list-level-style-bullet>
      <text:list-level-style-bullet text:level="8" text:style-name="WW8Num121z1" text:bullet-char="o">
        <style:list-level-properties text:space-before="10.774cm" text:min-label-width="0.635cm"/>
        <style:text-properties style:font-name="Courier New2"/>
      </text:list-level-style-bullet>
      <text:list-level-style-bullet text:level="9" text:style-name="WW8Num121z2" text:bullet-char="">
        <style:list-level-properties text:space-before="12.044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2" text:consecutive-numbering="true">
      <text:list-level-style-bullet text:level="1" text:style-name="WW8Num122z0" text:bullet-char="">
        <style:list-level-properties text:min-label-width="0.635cm"/>
        <style:text-properties style:font-name="Symbol"/>
      </text:list-level-style-bullet>
      <text:list-level-style-bullet text:level="2" text:style-name="WW8Num122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22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22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22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22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22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22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22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3" text:consecutive-numbering="true">
      <text:list-level-style-number text:level="1" style:num-suffix="." style:num-format="1">
        <style:list-level-properties text:space-before="0.508cm"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4" text:consecutive-numbering="true">
      <text:list-level-style-number text:level="1" text:style-name="WW8Num124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6" text:consecutive-numbering="true">
      <text:list-level-style-bullet text:level="1" text:style-name="WW8Num1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2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8" text:consecutive-numbering="true">
      <text:list-level-style-bullet text:level="1" text:style-name="WW8Num128z0" text:bullet-char="-">
        <style:list-level-properties text:space-before="0.635cm" text:min-label-width="0.635cm"/>
        <style:text-properties style:font-name="Verdana"/>
      </text:list-level-style-bullet>
      <text:list-level-style-bullet text:level="2" text:style-name="WW8Num12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2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2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2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2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2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0" text:consecutive-numbering="true">
      <text:list-level-style-bullet text:level="1" text:style-name="WW8Num130z0" text:bullet-char="">
        <style:list-level-properties text:space-before="0.508cm" text:min-label-width="0.635cm"/>
        <style:text-properties style:font-name="Symbol"/>
      </text:list-level-style-bullet>
      <text:list-level-style-number text:level="2" style:num-suffix=")" style:num-format="a" style:num-letter-sync="true">
        <style:list-level-properties text:space-before="1.778cm" text:min-label-width="0.82cm"/>
      </text:list-level-style-number>
      <text:list-level-style-number text:level="3" style:num-suffix=")" style:num-format="1">
        <style:list-level-properties text:space-before="3.365cm" text:min-label-width="1.244cm"/>
      </text:list-level-style-number>
      <text:list-level-style-number text:level="4" style:num-suffix="." style:num-format="1">
        <style:list-level-properties text:space-before="4.318cm" text:min-label-width="0.635cm"/>
      </text:list-level-style-number>
      <text:list-level-style-number text:level="5" style:num-suffix="." style:num-format="a" style:num-letter-sync="true">
        <style:list-level-properties text:space-before="5.588cm" text:min-label-width="0.635cm"/>
      </text:list-level-style-number>
      <text:list-level-style-number text:level="6" style:num-suffix="." style:num-format="i">
        <style:list-level-properties text:min-label-width="7.493cm" text:min-label-distance="0.318cm" fo:text-align="end"/>
      </text:list-level-style-number>
      <text:list-level-style-number text:level="7" style:num-suffix="." style:num-format="1">
        <style:list-level-properties text:space-before="8.128cm" text:min-label-width="0.635cm"/>
      </text:list-level-style-number>
      <text:list-level-style-number text:level="8" style:num-suffix="." style:num-format="a" style:num-letter-sync="true">
        <style:list-level-properties text:space-before="9.398cm" text:min-label-width="0.635cm"/>
      </text:list-level-style-number>
      <text:list-level-style-number text:level="9" style:num-suffix="." style:num-format="i">
        <style:list-level-properties text:min-label-width="11.30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1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3" text:consecutive-numbering="true">
      <text:list-level-style-bullet text:level="1" text:style-name="WW8Num133z0" text:bullet-char="">
        <style:list-level-properties text:min-label-width="0.635cm"/>
        <style:text-properties style:font-name="Symbol"/>
      </text:list-level-style-bullet>
      <text:list-level-style-bullet text:level="2" text:style-name="WW8Num133z1" text:bullet-char="o">
        <style:list-level-properties text:space-before="1.27cm" text:min-label-width="0.635cm"/>
        <style:text-properties style:font-name="Courier New2"/>
      </text:list-level-style-bullet>
      <text:list-level-style-bullet text:level="3" text:style-name="WW8Num133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3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3z1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33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3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3z1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33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4" text:consecutive-numbering="true">
      <text:list-level-style-bullet text:level="1" text:style-name="WW8Num134z0" text:bullet-char="">
        <style:list-level-properties text:min-label-width="0.635cm"/>
        <style:text-properties style:font-name="Symbol"/>
      </text:list-level-style-bullet>
      <text:list-level-style-bullet text:level="2" text:style-name="WW8Num134z1" text:bullet-char="-">
        <style:list-level-properties text:space-before="1.27cm" text:min-label-width="0.635cm"/>
        <style:text-properties style:font-name="Arial1"/>
      </text:list-level-style-bullet>
      <text:list-level-style-bullet text:level="3" text:style-name="WW8Num134z2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134z0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134z4" text:bullet-char="o">
        <style:list-level-properties text:space-before="5.08cm" text:min-label-width="0.635cm"/>
        <style:text-properties style:font-name="Courier New2"/>
      </text:list-level-style-bullet>
      <text:list-level-style-bullet text:level="6" text:style-name="WW8Num134z2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134z0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134z4" text:bullet-char="o">
        <style:list-level-properties text:space-before="8.89cm" text:min-label-width="0.635cm"/>
        <style:text-properties style:font-name="Courier New2"/>
      </text:list-level-style-bullet>
      <text:list-level-style-bullet text:level="9" text:style-name="WW8Num134z2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5" text:consecutive-numbering="true">
      <text:list-level-style-bullet text:level="1" text:style-name="WW8Num135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35z1" text:bullet-char="o">
        <style:list-level-properties text:space-before="2.519cm" text:min-label-width="0.635cm"/>
        <style:text-properties style:font-name="Courier New2"/>
      </text:list-level-style-bullet>
      <text:list-level-style-bullet text:level="3" text:style-name="WW8Num135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135z0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135z1" text:bullet-char="o">
        <style:list-level-properties text:space-before="6.329cm" text:min-label-width="0.635cm"/>
        <style:text-properties style:font-name="Courier New2"/>
      </text:list-level-style-bullet>
      <text:list-level-style-bullet text:level="6" text:style-name="WW8Num135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135z0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135z1" text:bullet-char="o">
        <style:list-level-properties text:space-before="10.139cm" text:min-label-width="0.635cm"/>
        <style:text-properties style:font-name="Courier New2"/>
      </text:list-level-style-bullet>
      <text:list-level-style-bullet text:level="9" text:style-name="WW8Num135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6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7" text:consecutive-numbering="true">
      <text:list-level-style-number text:level="1" text:style-name="WW8Num137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39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0" text:consecutive-numbering="true">
      <text:list-level-style-bullet text:level="1" text:style-name="WW8Num140z0" text:bullet-char="">
        <style:list-level-properties text:space-before="1.143cm" text:min-label-width="0.635cm"/>
        <style:text-properties style:font-name="Symbol"/>
      </text:list-level-style-bullet>
      <text:list-level-style-bullet text:level="2" text:style-name="WW8Num140z1" text:bullet-char="o">
        <style:list-level-properties text:space-before="2.413cm" text:min-label-width="0.635cm"/>
        <style:text-properties style:font-name="Courier New2"/>
      </text:list-level-style-bullet>
      <text:list-level-style-bullet text:level="3" text:style-name="WW8Num140z2" text:bullet-char="">
        <style:list-level-properties text:space-before="3.683cm" text:min-label-width="0.635cm"/>
        <style:text-properties style:font-name="Wingdings"/>
      </text:list-level-style-bullet>
      <text:list-level-style-bullet text:level="4" text:style-name="WW8Num140z0" text:bullet-char="">
        <style:list-level-properties text:space-before="4.953cm" text:min-label-width="0.635cm"/>
        <style:text-properties style:font-name="Symbol"/>
      </text:list-level-style-bullet>
      <text:list-level-style-bullet text:level="5" text:style-name="WW8Num140z1" text:bullet-char="o">
        <style:list-level-properties text:space-before="6.223cm" text:min-label-width="0.635cm"/>
        <style:text-properties style:font-name="Courier New2"/>
      </text:list-level-style-bullet>
      <text:list-level-style-bullet text:level="6" text:style-name="WW8Num140z2" text:bullet-char="">
        <style:list-level-properties text:space-before="7.493cm" text:min-label-width="0.635cm"/>
        <style:text-properties style:font-name="Wingdings"/>
      </text:list-level-style-bullet>
      <text:list-level-style-bullet text:level="7" text:style-name="WW8Num140z0" text:bullet-char="">
        <style:list-level-properties text:space-before="8.763cm" text:min-label-width="0.635cm"/>
        <style:text-properties style:font-name="Symbol"/>
      </text:list-level-style-bullet>
      <text:list-level-style-bullet text:level="8" text:style-name="WW8Num140z1" text:bullet-char="o">
        <style:list-level-properties text:space-before="10.033cm" text:min-label-width="0.635cm"/>
        <style:text-properties style:font-name="Courier New2"/>
      </text:list-level-style-bullet>
      <text:list-level-style-bullet text:level="9" text:style-name="WW8Num140z2" text:bullet-char="">
        <style:list-level-properties text:space-before="11.30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2" text:consecutive-numbering="true">
      <text:list-level-style-number text:level="1" style:num-suffix="." style:num-format="1">
        <style:list-level-properties text:min-label-width="0.508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3" text:consecutive-numbering="true">
      <text:list-level-style-number text:level="1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4" text:consecutive-numbering="true">
      <text:list-level-style-bullet text:level="1" text:style-name="WW8Num14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4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4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4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4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4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4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4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4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5" text:consecutive-numbering="true">
      <text:list-level-style-number text:level="1" text:style-name="WW8Num145z0" style:num-suffix=")" style:num-format="a" style:num-letter-sync="true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6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7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8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4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1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2" text:consecutive-numbering="true">
      <text:list-level-style-bullet text:level="1" text:style-name="WW8Num1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2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2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2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3" text:consecutive-numbering="true">
      <text:list-level-style-number text:level="1" style:num-suffix="." style:num-format="1">
        <style:list-level-properties text:space-before="0.508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4" text:consecutive-numbering="true">
      <text:list-level-style-bullet text:level="1" text:style-name="WW8Num15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4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4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4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5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6" text:consecutive-numbering="true">
      <text:list-level-style-bullet text:level="1" text:style-name="WW8Num1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6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6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6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7" text:consecutive-numbering="true">
      <text:list-level-style-bullet text:level="1" text:style-name="WW8Num15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7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7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7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8" text:consecutive-numbering="true">
      <text:list-level-style-bullet text:level="1" text:style-name="WW8Num15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58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5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8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5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8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5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59" text:consecutive-numbering="true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0" text:consecutive-numbering="true">
      <text:list-level-style-number text:level="1" style:num-suffix=")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161" text:consecutive-numbering="true">
      <text:list-level-style-bullet text:level="1" text:style-name="WW8Num16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61z1" text:bullet-char="o">
        <style:list-level-properties text:space-before="1.905cm" text:min-label-width="0.635cm"/>
        <style:text-properties style:font-name="Courier New2"/>
      </text:list-level-style-bullet>
      <text:list-level-style-bullet text:level="3" text:style-name="WW8Num16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6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61z1" text:bullet-char="o">
        <style:list-level-properties text:space-before="5.715cm" text:min-label-width="0.635cm"/>
        <style:text-properties style:font-name="Courier New2"/>
      </text:list-level-style-bullet>
      <text:list-level-style-bullet text:level="6" text:style-name="WW8Num16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6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61z1" text:bullet-char="o">
        <style:list-level-properties text:space-before="9.525cm" text:min-label-width="0.635cm"/>
        <style:text-properties style:font-name="Courier New2"/>
      </text:list-level-style-bullet>
      <text:list-level-style-bullet text:level="9" text:style-name="WW8Num16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variant="small-caps" style:font-name="Liberation Sans1" fo:font-size="11pt" style:font-size-asian="11pt" style:font-name-complex="Arial1"/>
    </style:style>
    <style:style style:name="MP2" style:family="paragraph" style:parent-style-name="Header">
      <style:paragraph-properties fo:text-align="center" style:justify-single-word="false" fo:padding-left="0cm" fo:padding-right="0cm" fo:padding-top="0cm" fo:padding-bottom="0.035cm" fo:border-left="none" fo:border-right="none" fo:border-top="none" fo:border-bottom="0.06pt solid #000000"/>
      <style:text-properties fo:color="#0000ff" style:font-name="Liberation Sans1" fo:font-size="10.5pt" fo:font-weight="bold" style:font-size-asian="10.5pt" style:font-weight-asian="bold" style:font-name-complex="Arial1" style:font-size-complex="10.5pt" style:font-weight-complex="bold"/>
    </style:style>
    <style:style style:name="MP3" style:family="paragraph" style:parent-style-name="Footer">
      <style:paragraph-properties fo:padding-left="0cm" fo:padding-right="0cm" fo:padding-top="0.035cm" fo:padding-bottom="0cm" fo:border-left="none" fo:border-right="none" fo:border-top="0.06pt solid #000000" fo:border-bottom="none">
        <style:tab-stops>
          <style:tab-stop style:position="7.795cm" style:type="center"/>
          <style:tab-stop style:position="14.764cm"/>
          <style:tab-stop style:position="15.589cm" style:type="right"/>
        </style:tab-stops>
      </style:paragraph-properties>
    </style:style>
    <style:style style:name="MT1" style:family="text">
      <style:text-properties style:font-name="Liberation Sans1" fo:font-size="9pt" style:font-size-asian="9pt" style:font-name-complex="Arial1" style:font-size-complex="9pt"/>
    </style:style>
    <style:style style:name="MT2" style:family="text">
      <style:text-properties style:font-name="Liberation Sans1" fo:font-size="9pt" style:font-size-asian="9pt" style:font-size-complex="9pt"/>
    </style:style>
    <style:style style:name="MT3" style:family="text">
      <style:text-properties fo:color="#0000ff" style:font-name="Liberation Sans1" fo:font-size="9pt" fo:font-weight="bold" style:font-size-asian="9pt" style:font-weight-asian="bold" style:font-name-complex="Arial1" style:font-size-complex="9pt" style:font-weight-complex="bold"/>
    </style:style>
    <style:style style:name="MT4" style:family="text">
      <style:text-properties fo:color="#0000ff" style:font-name="Liberation Sans1" fo:font-size="9pt" fo:font-weight="bold" officeooo:rsid="001dfd33" style:font-size-asian="9pt" style:font-weight-asian="bold" style:font-name-complex="Arial1" style:font-size-complex="9pt" style:font-weight-complex="bold"/>
    </style:style>
    <style:page-layout style:name="Mpm1">
      <style:page-layout-properties fo:page-width="20.999cm" fo:page-height="29.699cm" style:num-format="1" style:print-orientation="portrait" fo:margin-top="1.251cm" fo:margin-bottom="1.251cm" fo:margin-left="3cm" fo:margin-right="3cm" style:writing-mode="lr-tb" style:layout-grid-color="#c0c0c0" style:layout-grid-lines="42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0.751cm" style:dynamic-spacing="true"/>
      </style:header-style>
      <style:footer-style>
        <style:header-footer-properties fo:min-height="1.251cm" fo:margin-left="0cm" fo:margin-right="0cm" fo:margin-top="0.751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Ingeniería en Sistemas de Información - Sistemas Operativos</text:p>
        <text:p text:style-name="MP2">Práctico 1 - Uso Básico del Shell</text:p>
      </style:header>
      <style:footer>
        <text:p text:style-name="MP3"><text:span text:style-name="MT1">Ing. Arellano - Ing. Aguiar </text:span><text:span text:style-name="MT2"><text:tab/></text:span><text:span text:style-name="MT3">Año 201</text:span><text:span text:style-name="MT4">7</text:span><text:span text:style-name="MT2"><text:tab/></text:span><text:span text:style-name="Page_20_Number"><text:span text:style-name="MT1"><text:page-number text:select-page="current">5</text:page-number></text:span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>Practico de Laboratorio 1</dc:title>
    <dc:subject>Uso Básico del Shell</dc:subject>
    <meta:initial-creator>Gabriel Arellano</meta:initial-creator>
    <meta:creation-date>2000-01-01T22:13:00</meta:creation-date>
    <dc:date>2017-08-03T08:22:59.118594613</dc:date>
    <meta:print-date>2003-08-08T13:38:00</meta:print-date>
    <meta:keyword>so shell linux</meta:keyword>
    <dc:language>en-US</dc:language>
    <meta:editing-cycles>100</meta:editing-cycles>
    <meta:editing-duration>PT14H27M31S</meta:editing-duration>
    <meta:document-statistic meta:table-count="1" meta:image-count="0" meta:object-count="0" meta:page-count="5" meta:paragraph-count="101" meta:word-count="1718" meta:character-count="11242" meta:non-whitespace-character-count="9551"/>
    <meta:user-defined meta:name="Info 1"/>
    <meta:user-defined meta:name="Info 2"/>
    <meta:user-defined meta:name="Info 3"/>
    <meta:user-defined meta:name="Info 4"/>
  </office:meta>
</office:document-meta>
</file>